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96cm"/>
    </style:style>
    <style:style style:name="co3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 style:data-style-name="N112"/>
    <style:style style:name="ce9" style:family="table-cell" style:parent-style-name="Default" style:data-style-name="N111"/>
    <style:style style:name="ce3" style:family="table-cell" style:parent-style-name="Default" style:data-style-name="N113"/>
    <style:style style:name="ce11" style:family="table-cell" style:parent-style-name="Default" style:data-style-name="N111">
      <style:table-cell-properties fo:background-color="transparen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/>
    </style:style>
    <style:style style:name="ce10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1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le2  L1" table:style-name="ta1">
        <table:table-column table:style-name="co1" table:default-cell-style-name="ce8"/>
        <table:table-column table:style-name="co1" table:number-columns-repeated="6" table:default-cell-style-name="ce9"/>
        <table:table-row table:style-name="ro1">
          <table:table-cell office:value-type="float" office:value="0" calcext:value-type="float">
            <text:p>0.0</text:p>
          </table:table-cell>
          <table:table-cell table:number-columns-repeated="6" office:value-type="float" office:value="1.6125" calcext:value-type="float">
            <text:p>1.61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6109" calcext:value-type="float">
            <text:p>1.6109</text:p>
          </table:table-cell>
          <table:table-cell office:value-type="float" office:value="1.6108" calcext:value-type="float">
            <text:p>1.6108</text:p>
          </table:table-cell>
          <table:table-cell office:value-type="float" office:value="1.6106" calcext:value-type="float">
            <text:p>1.6106</text:p>
          </table:table-cell>
          <table:table-cell office:value-type="float" office:value="1.6103" calcext:value-type="float">
            <text:p>1.6103</text:p>
          </table:table-cell>
          <table:table-cell office:value-type="float" office:value="1.6097" calcext:value-type="float">
            <text:p>1.6097</text:p>
          </table:table-cell>
          <table:table-cell office:value-type="float" office:value="1.6077" calcext:value-type="float">
            <text:p>1.607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6059" calcext:value-type="float">
            <text:p>1.6059</text:p>
          </table:table-cell>
          <table:table-cell office:value-type="float" office:value="1.6055" calcext:value-type="float">
            <text:p>1.6055</text:p>
          </table:table-cell>
          <table:table-cell office:value-type="float" office:value="1.6047" calcext:value-type="float">
            <text:p>1.6047</text:p>
          </table:table-cell>
          <table:table-cell office:value-type="float" office:value="1.6034" calcext:value-type="float">
            <text:p>1.6034</text:p>
          </table:table-cell>
          <table:table-cell office:value-type="float" office:value="1.6006" calcext:value-type="float">
            <text:p>1.6006</text:p>
          </table:table-cell>
          <table:table-cell office:value-type="float" office:value="1.5905" calcext:value-type="float">
            <text:p>1.59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5972" calcext:value-type="float">
            <text:p>1.5972</text:p>
          </table:table-cell>
          <table:table-cell office:value-type="float" office:value="1.5961" calcext:value-type="float">
            <text:p>1.5961</text:p>
          </table:table-cell>
          <table:table-cell office:value-type="float" office:value="1.5942" calcext:value-type="float">
            <text:p>1.5942</text:p>
          </table:table-cell>
          <table:table-cell office:value-type="float" office:value="1.5908" calcext:value-type="float">
            <text:p>1.5908</text:p>
          </table:table-cell>
          <table:table-cell office:value-type="float" office:value="1.5827" calcext:value-type="float">
            <text:p>1.5827</text:p>
          </table:table-cell>
          <table:table-cell office:value-type="float" office:value="1.5456" calcext:value-type="float">
            <text:p>1.545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5839" calcext:value-type="float">
            <text:p>1.5839</text:p>
          </table:table-cell>
          <table:table-cell office:value-type="float" office:value="1.5816" calcext:value-type="float">
            <text:p>1.5816</text:p>
          </table:table-cell>
          <table:table-cell office:value-type="float" office:value="1.5777" calcext:value-type="float">
            <text:p>1.5777</text:p>
          </table:table-cell>
          <table:table-cell office:value-type="float" office:value="1.5698" calcext:value-type="float">
            <text:p>1.5698</text:p>
          </table:table-cell>
          <table:table-cell office:value-type="float" office:value="1.5483" calcext:value-type="float">
            <text:p>1.5483</text:p>
          </table:table-cell>
          <table:table-cell office:value-type="float" office:value="1.4281" calcext:value-type="float">
            <text:p>1.4281</text:p>
          </table:table-cell>
        </table:table-row>
        <table:table-row table:style-name="ro1">
          <table:table-cell office:value-type="float" office:value="1" calcext:value-type="float">
            <text:p>1.0</text:p>
          </table:table-cell>
          <table:table-cell office:value-type="float" office:value="1.5647" calcext:value-type="float">
            <text:p>1.5647</text:p>
          </table:table-cell>
          <table:table-cell office:value-type="float" office:value="1.5603" calcext:value-type="float">
            <text:p>1.5603</text:p>
          </table:table-cell>
          <table:table-cell office:value-type="float" office:value="1.5523" calcext:value-type="float">
            <text:p>1.5523</text:p>
          </table:table-cell>
          <table:table-cell office:value-type="float" office:value="1.5342" calcext:value-type="float">
            <text:p>1.5342</text:p>
          </table:table-cell>
          <table:table-cell office:value-type="float" office:value="1.4776" calcext:value-type="float">
            <text:p>1.4776</text:p>
          </table:table-cell>
          <table:table-cell office:value-type="float" office:value="1.2732" calcext:value-type="float">
            <text:p>1.273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5376" calcext:value-type="float">
            <text:p>1.5376</text:p>
          </table:table-cell>
          <table:table-cell office:value-type="float" office:value="1.5293" calcext:value-type="float">
            <text:p>1.5293</text:p>
          </table:table-cell>
          <table:table-cell office:value-type="float" office:value="1.5121" calcext:value-type="float">
            <text:p>1.5121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3627" calcext:value-type="float">
            <text:p>1.3627</text:p>
          </table:table-cell>
          <table:table-cell office:value-type="float" office:value="1.1624" calcext:value-type="float">
            <text:p>1.162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4996" calcext:value-type="float">
            <text:p>1.4996</text:p>
          </table:table-cell>
          <table:table-cell office:value-type="float" office:value="1.482" calcext:value-type="float">
            <text:p>1.4820</text:p>
          </table:table-cell>
          <table:table-cell office:value-type="float" office:value="1.4437" calcext:value-type="float">
            <text:p>1.4437</text:p>
          </table:table-cell>
          <table:table-cell office:value-type="float" office:value="1.3702" calcext:value-type="float">
            <text:p>1.3702</text:p>
          </table:table-cell>
          <table:table-cell office:value-type="float" office:value="1.2533" calcext:value-type="float">
            <text:p>1.2533</text:p>
          </table:table-cell>
          <table:table-cell office:value-type="float" office:value="1.0927" calcext:value-type="float">
            <text:p>1.092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4401" calcext:value-type="float">
            <text:p>1.4401</text:p>
          </table:table-cell>
          <table:table-cell office:value-type="float" office:value="1.4029" calcext:value-type="float">
            <text:p>1.4029</text:p>
          </table:table-cell>
          <table:table-cell office:value-type="float" office:value="1.3479" calcext:value-type="float">
            <text:p>1.3479</text:p>
          </table:table-cell>
          <table:table-cell office:value-type="float" office:value="1.2722" calcext:value-type="float">
            <text:p>1.2722</text:p>
          </table:table-cell>
          <table:table-cell office:value-type="float" office:value="1.1719" calcext:value-type="float">
            <text:p>1.1719</text:p>
          </table:table-cell>
          <table:table-cell office:value-type="float" office:value="1.0488" calcext:value-type="float">
            <text:p>1.048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3458" calcext:value-type="float">
            <text:p>1.3458</text:p>
          </table:table-cell>
          <table:table-cell office:value-type="float" office:value="1.3092" calcext:value-type="float">
            <text:p>1.3092</text:p>
          </table:table-cell>
          <table:table-cell office:value-type="float" office:value="1.26" calcext:value-type="float">
            <text:p>1.2600</text:p>
          </table:table-cell>
          <table:table-cell office:value-type="float" office:value="1.1957" calcext:value-type="float">
            <text:p>1.1957</text:p>
          </table:table-cell>
          <table:table-cell office:value-type="float" office:value="1.1143" calcext:value-type="float">
            <text:p>1.1143</text:p>
          </table:table-cell>
          <table:table-cell office:value-type="float" office:value="1.0206" calcext:value-type="float">
            <text:p>1.0206</text:p>
          </table:table-cell>
        </table:table-row>
        <table:table-row table:style-name="ro1">
          <table:table-cell office:value-type="float" office:value="2" calcext:value-type="float">
            <text:p>2.0</text:p>
          </table:table-cell>
          <table:table-cell office:value-type="float" office:value="1.2622" calcext:value-type="float">
            <text:p>1.2622</text:p>
          </table:table-cell>
          <table:table-cell office:value-type="float" office:value="1.2324" calcext:value-type="float">
            <text:p>1.2324</text:p>
          </table:table-cell>
          <table:table-cell office:value-type="float" office:value="1.1917" calcext:value-type="float">
            <text:p>1.1917</text:p>
          </table:table-cell>
          <table:table-cell office:value-type="float" office:value="1.1388" calcext:value-type="float">
            <text:p>1.1388</text:p>
          </table:table-cell>
          <table:table-cell office:value-type="float" office:value="1.0735" calcext:value-type="float">
            <text:p>1.0735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198" calcext:value-type="float">
            <text:p>1.1980</text:p>
          </table:table-cell>
          <table:table-cell office:value-type="float" office:value="1.1736" calcext:value-type="float">
            <text:p>1.1736</text:p>
          </table:table-cell>
          <table:table-cell office:value-type="float" office:value="1.1401" calcext:value-type="float">
            <text:p>1.1401</text:p>
          </table:table-cell>
          <table:table-cell office:value-type="float" office:value="1.0966" calcext:value-type="float">
            <text:p>1.0966</text:p>
          </table:table-cell>
          <table:table-cell office:value-type="float" office:value="1.0443" calcext:value-type="float">
            <text:p>1.0443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149" calcext:value-type="float">
            <text:p>1.1490</text:p>
          </table:table-cell>
          <table:table-cell office:value-type="float" office:value="1.1288" calcext:value-type="float">
            <text:p>1.1288</text:p>
          </table:table-cell>
          <table:table-cell office:value-type="float" office:value="1.1009" calcext:value-type="float">
            <text:p>1.1009</text:p>
          </table:table-cell>
          <table:table-cell office:value-type="float" office:value="1.0652" calcext:value-type="float">
            <text:p>1.0652</text:p>
          </table:table-cell>
          <table:table-cell office:value-type="float" office:value="1.023" calcext:value-type="float">
            <text:p>1.0230</text:p>
          </table:table-cell>
          <table:table-cell office:value-type="float" office:value="0.9807" calcext:value-type="float">
            <text:p>0.980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.1112" calcext:value-type="float">
            <text:p>1.1112</text:p>
          </table:table-cell>
          <table:table-cell office:value-type="float" office:value="1.0934" calcext:value-type="float">
            <text:p>1.0934</text:p>
          </table:table-cell>
          <table:table-cell office:value-type="float" office:value="1.071" calcext:value-type="float">
            <text:p>1.0710</text:p>
          </table:table-cell>
          <table:table-cell office:value-type="float" office:value="1.0414" calcext:value-type="float">
            <text:p>1.0414</text:p>
          </table:table-cell>
          <table:table-cell office:value-type="float" office:value="1.0073" calcext:value-type="float">
            <text:p>1.0073</text:p>
          </table:table-cell>
          <table:table-cell office:value-type="float" office:value="0.9745" calcext:value-type="float">
            <text:p>0.974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0818" calcext:value-type="float">
            <text:p>1.0818</text:p>
          </table:table-cell>
          <table:table-cell office:value-type="float" office:value="1.0675" calcext:value-type="float">
            <text:p>1.0675</text:p>
          </table:table-cell>
          <table:table-cell office:value-type="float" office:value="1.0479" calcext:value-type="float">
            <text:p>1.0479</text:p>
          </table:table-cell>
          <table:table-cell office:value-type="float" office:value="1.0233" calcext:value-type="float">
            <text:p>1.0233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7" calcext:value-type="float">
            <text:p>0.9700</text:p>
          </table:table-cell>
        </table:table-row>
        <table:table-row table:style-name="ro1">
          <table:table-cell office:value-type="float" office:value="3" calcext:value-type="float">
            <text:p>3.0</text:p>
          </table:table-cell>
          <table:table-cell office:value-type="float" office:value="1.0587" calcext:value-type="float">
            <text:p>1.0587</text:p>
          </table:table-cell>
          <table:table-cell office:value-type="float" office:value="1.0464" calcext:value-type="float">
            <text:p>1.0464</text:p>
          </table:table-cell>
          <table:table-cell office:value-type="float" office:value="1.0298" calcext:value-type="float">
            <text:p>1.0298</text:p>
          </table:table-cell>
          <table:table-cell office:value-type="float" office:value="1.0092" calcext:value-type="float">
            <text:p>1.0092</text:p>
          </table:table-cell>
          <table:table-cell office:value-type="float" office:value="0.9864" calcext:value-type="float">
            <text:p>0.9864</text:p>
          </table:table-cell>
          <table:table-cell office:value-type="float" office:value="0.9665" calcext:value-type="float">
            <text:p>0.966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.0403" calcext:value-type="float">
            <text:p>1.0403</text:p>
          </table:table-cell>
          <table:table-cell office:value-type="float" office:value="1.0297" calcext:value-type="float">
            <text:p>1.0297</text:p>
          </table:table-cell>
          <table:table-cell office:value-type="float" office:value="1.0154" calcext:value-type="float">
            <text:p>1.0154</text:p>
          </table:table-cell>
          <table:table-cell office:value-type="string" calcext:value-type="string">
            <text:p><text:s/>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9638" calcext:value-type="float">
            <text:p>0.963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.0255" calcext:value-type="float">
            <text:p>1.0255</text:p>
          </table:table-cell>
          <table:table-cell office:value-type="float" office:value="1.0162" calcext:value-type="float">
            <text:p>1.0162</text:p>
          </table:table-cell>
          <table:table-cell office:value-type="string" calcext:value-type="string">
            <text:p><text:s/>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9737" calcext:value-type="float">
            <text:p>0.9737</text:p>
          </table:table-cell>
          <table:table-cell office:value-type="float" office:value="0.9617" calcext:value-type="float">
            <text:p>0.961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.0135" calcext:value-type="float">
            <text:p>1.0135</text:p>
          </table:table-cell>
          <table:table-cell office:value-type="float" office:value="1.0053" calcext:value-type="float">
            <text:p>1.0053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969" calcext:value-type="float">
            <text:p>0.9690</text:p>
          </table:table-cell>
          <table:table-cell office:value-type="float" office:value="0.9598" calcext:value-type="float">
            <text:p>0.959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string" calcext:value-type="string">
            <text:p><text:s/>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867" calcext:value-type="float">
            <text:p>0.9867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9652" calcext:value-type="float">
            <text:p>0.9652</text:p>
          </table:table-cell>
          <table:table-cell office:value-type="float" office:value="0.9582" calcext:value-type="float">
            <text:p>0.9582</text:p>
          </table:table-cell>
        </table:table-row>
        <table:table-row table:style-name="ro1">
          <table:table-cell office:value-type="float" office:value="4" calcext:value-type="float">
            <text:p>4.0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98" calcext:value-type="float">
            <text:p>0.9800</text:p>
          </table:table-cell>
          <table:table-cell office:value-type="float" office:value="0.9706" calcext:value-type="float">
            <text:p>0.9706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566" calcext:value-type="float">
            <text:p>0.956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988" calcext:value-type="float">
            <text:p>0.9880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9661" calcext:value-type="float">
            <text:p>0.9661</text:p>
          </table:table-cell>
          <table:table-cell office:value-type="float" office:value="0.9587" calcext:value-type="float">
            <text:p>0.9587</text:p>
          </table:table-cell>
          <table:table-cell office:value-type="float" office:value="0.9551" calcext:value-type="float">
            <text:p>0.955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9619" calcext:value-type="float">
            <text:p>0.9619</text:p>
          </table:table-cell>
          <table:table-cell office:value-type="float" office:value="0.9559" calcext:value-type="float">
            <text:p>0.9559</text:p>
          </table:table-cell>
          <table:table-cell office:value-type="float" office:value="0.9535" calcext:value-type="float">
            <text:p>0.953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9751" calcext:value-type="float">
            <text:p>0.9751</text:p>
          </table:table-cell>
          <table:table-cell office:value-type="float" office:value="0.9699" calcext:value-type="float">
            <text:p>0.9699</text:p>
          </table:table-cell>
          <table:table-cell office:value-type="float" office:value="0.964" calcext:value-type="float">
            <text:p>0.9640</text:p>
          </table:table-cell>
          <table:table-cell office:value-type="float" office:value="0.9581" calcext:value-type="float">
            <text:p>0.9581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9517" calcext:value-type="float">
            <text:p>0.951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9645" calcext:value-type="float">
            <text:p>0.9645</text:p>
          </table:table-cell>
          <table:table-cell office:value-type="float" office:value="0.9737" calcext:value-type="float">
            <text:p>0.9737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9505" calcext:value-type="float">
            <text:p>0.9505</text:p>
          </table:table-cell>
          <table:table-cell office:value-type="float" office:value="0.9497" calcext:value-type="float">
            <text:p>0.9497</text:p>
          </table:table-cell>
        </table:table-row>
        <table:table-row table:style-name="ro1">
          <table:table-cell office:value-type="float" office:value="5" calcext:value-type="float">
            <text:p>5.0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9475" calcext:value-type="float">
            <text:p>0.9475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le3  L2" table:style-name="ta1">
        <table:table-column table:style-name="co1" table:number-columns-repeated="7" table:default-cell-style-name="ce9"/>
        <table:table-column table:style-name="co2" table:number-columns-repeated="30" table:default-cell-style-name="ce9"/>
        <table:table-column table:style-name="co1" table:number-columns-repeated="985" table:default-cell-style-name="ce9"/>
        <table:table-row table:style-name="ro1">
          <table:table-cell table:style-name="ce3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.5276" calcext:value-type="float">
            <text:p>2.5276</text:p>
          </table:table-cell>
          <table:table-cell table:number-columns-repeated="1015"/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.1387" calcext:value-type="float">
            <text:p>2.1387</text:p>
          </table:table-cell>
          <table:table-cell table:number-columns-repeated="1015"/>
        </table:table-row>
        <table:table-row table:style-name="ro1">
          <table:table-cell table:style-name="ce3" office:value-type="float" office:value="0.7" calcext:value-type="float">
            <text:p>0.7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float" office:value="2.3814" calcext:value-type="float">
            <text:p>2.3814</text:p>
          </table:table-cell>
          <table:table-cell office:value-type="float" office:value="1.9028" calcext:value-type="float">
            <text:p>1.9028</text:p>
          </table:table-cell>
          <table:table-cell table:number-columns-repeated="1015"/>
        </table:table-row>
        <table:table-row table:style-name="ro1">
          <table:table-cell table:style-name="ce3" office:value-type="float" office:value="0.8" calcext:value-type="float">
            <text:p>0.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float" office:value="2.3735" calcext:value-type="float">
            <text:p>2.3735</text:p>
          </table:table-cell>
          <table:table-cell office:value-type="float" office:value="2.1073" calcext:value-type="float">
            <text:p>2.1073</text:p>
          </table:table-cell>
          <table:table-cell office:value-type="float" office:value="1.7719" calcext:value-type="float">
            <text:p>1.7719</text:p>
          </table:table-cell>
          <table:table-cell table:number-columns-repeated="1015"/>
        </table:table-row>
        <table:table-row table:style-name="ro1">
          <table:table-cell table:style-name="ce3" office:value-type="float" office:value="0.9" calcext:value-type="float">
            <text:p>0.9</text:p>
          </table:table-cell>
          <table:table-cell office:value-type="string" calcext:value-type="string">
            <text:p><text:s/></text:p>
          </table:table-cell>
          <table:table-cell office:value-type="float" office:value="2.3854" calcext:value-type="float">
            <text:p>2.3854</text:p>
          </table:table-cell>
          <table:table-cell office:value-type="float" office:value="2.2783" calcext:value-type="float">
            <text:p>2.2783</text:p>
          </table:table-cell>
          <table:table-cell office:value-type="float" office:value="2.1255" calcext:value-type="float">
            <text:p>2.1255</text:p>
          </table:table-cell>
          <table:table-cell office:value-type="float" office:value="1.9126" calcext:value-type="float">
            <text:p>1.9126</text:p>
          </table:table-cell>
          <table:table-cell office:value-type="float" office:value="1.703" calcext:value-type="float">
            <text:p>1.7030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.0</text:p>
          </table:table-cell>
          <table:table-cell office:value-type="float" office:value="2.2227" calcext:value-type="float">
            <text:p>2.2227</text:p>
          </table:table-cell>
          <table:table-cell office:value-type="float" office:value="2.1567" calcext:value-type="float">
            <text:p>2.1567</text:p>
          </table:table-cell>
          <table:table-cell office:value-type="float" office:value="2.0644" calcext:value-type="float">
            <text:p>2.0644</text:p>
          </table:table-cell>
          <table:table-cell office:value-type="float" office:value="1.9372" calcext:value-type="float">
            <text:p>1.9372</text:p>
          </table:table-cell>
          <table:table-cell office:value-type="float" office:value="1.7789" calcext:value-type="float">
            <text:p>1.7789</text:p>
          </table:table-cell>
          <table:table-cell office:value-type="float" office:value="1.6619" calcext:value-type="float">
            <text:p>1.6619</text:p>
          </table:table-cell>
          <table:table-cell table:number-columns-repeated="1015"/>
        </table:table-row>
        <table:table-row table:style-name="ro1">
          <table:table-cell table:style-name="ce3" office:value-type="float" office:value="1.1" calcext:value-type="float">
            <text:p>1.1</text:p>
          </table:table-cell>
          <table:table-cell office:value-type="float" office:value="2.0319" calcext:value-type="float">
            <text:p>2.0319</text:p>
          </table:table-cell>
          <table:table-cell office:value-type="float" office:value="1.9744" calcext:value-type="float">
            <text:p>1.9744</text:p>
          </table:table-cell>
          <table:table-cell office:value-type="float" office:value="1.896" calcext:value-type="float">
            <text:p>1.8960</text:p>
          </table:table-cell>
          <table:table-cell office:value-type="float" office:value="1.7949" calcext:value-type="float">
            <text:p>1.7949</text:p>
          </table:table-cell>
          <table:table-cell office:value-type="float" office:value="1.6914" calcext:value-type="float">
            <text:p>1.6914</text:p>
          </table:table-cell>
          <table:table-cell office:value-type="float" office:value="1.6311" calcext:value-type="float">
            <text:p>1.6311</text:p>
          </table:table-cell>
          <table:table-cell table:number-columns-repeated="1015"/>
        </table:table-row>
        <table:table-row table:style-name="ro1">
          <table:table-cell table:style-name="ce3" office:value-type="float" office:value="1.2" calcext:value-type="float">
            <text:p>1.2</text:p>
          </table:table-cell>
          <table:table-cell office:value-type="float" office:value="1.8769" calcext:value-type="float">
            <text:p>1.8769</text:p>
          </table:table-cell>
          <table:table-cell office:value-type="float" office:value="1.8274" calcext:value-type="float">
            <text:p>1.8274</text:p>
          </table:table-cell>
          <table:table-cell office:value-type="float" office:value="1.7632" calcext:value-type="float">
            <text:p>1.7632</text:p>
          </table:table-cell>
          <table:table-cell office:value-type="float" office:value="1.6904" calcext:value-type="float">
            <text:p>1.6904</text:p>
          </table:table-cell>
          <table:table-cell office:value-type="float" office:value="1.6333" calcext:value-type="float">
            <text:p>1.6333</text:p>
          </table:table-cell>
          <table:table-cell office:value-type="float" office:value="1.603" calcext:value-type="float">
            <text:p>1.6030</text:p>
          </table:table-cell>
          <table:table-cell table:number-columns-repeated="1015"/>
        </table:table-row>
        <table:table-row table:style-name="ro1">
          <table:table-cell table:style-name="ce3" office:value-type="float" office:value="1.3" calcext:value-type="float">
            <text:p>1.3</text:p>
          </table:table-cell>
          <table:table-cell office:value-type="float" office:value="1.7498" calcext:value-type="float">
            <text:p>1.7498</text:p>
          </table:table-cell>
          <table:table-cell office:value-type="float" office:value="1.7085" calcext:value-type="float">
            <text:p>1.7085</text:p>
          </table:table-cell>
          <table:table-cell office:value-type="float" office:value="1.66" calcext:value-type="float">
            <text:p>1.6600</text:p>
          </table:table-cell>
          <table:table-cell office:value-type="float" office:value="1.6164" calcext:value-type="float">
            <text:p>1.6164</text:p>
          </table:table-cell>
          <table:table-cell office:value-type="float" office:value="1.5894" calcext:value-type="float">
            <text:p>1.5894</text:p>
          </table:table-cell>
          <table:table-cell office:value-type="float" office:value="1.5739" calcext:value-type="float">
            <text:p>1.5739</text:p>
          </table:table-cell>
          <table:table-cell table:number-columns-repeated="1015"/>
        </table:table-row>
        <table:table-row table:style-name="ro1">
          <table:table-cell table:style-name="ce3" office:value-type="float" office:value="1.4" calcext:value-type="float">
            <text:p>1.4</text:p>
          </table:table-cell>
          <table:table-cell office:value-type="float" office:value="1.645" calcext:value-type="float">
            <text:p>1.6450</text:p>
          </table:table-cell>
          <table:table-cell office:value-type="float" office:value="1.6133" calcext:value-type="float">
            <text:p>1.6133</text:p>
          </table:table-cell>
          <table:table-cell office:value-type="float" office:value="1.5831" calcext:value-type="float">
            <text:p>1.5831</text:p>
          </table:table-cell>
          <table:table-cell office:value-type="float" office:value="1.5625" calcext:value-type="float">
            <text:p>1.5625</text:p>
          </table:table-cell>
          <table:table-cell office:value-type="float" office:value="1.5505" calcext:value-type="float">
            <text:p>1.5505</text:p>
          </table:table-cell>
          <table:table-cell office:value-type="float" office:value="1.5416" calcext:value-type="float">
            <text:p>1.5416</text:p>
          </table:table-cell>
          <table:table-cell table:number-columns-repeated="1015"/>
        </table:table-row>
        <table:table-row table:style-name="ro1">
          <table:table-cell table:style-name="ce3" office:value-type="float" office:value="1.5" calcext:value-type="float">
            <text:p>1.5</text:p>
          </table:table-cell>
          <table:table-cell office:value-type="float" office:value="1.5596" calcext:value-type="float">
            <text:p>1.5596</text:p>
          </table:table-cell>
          <table:table-cell office:value-type="float" office:value="1.5403" calcext:value-type="float">
            <text:p>1.5403</text:p>
          </table:table-cell>
          <table:table-cell office:value-type="float" office:value="1.527" calcext:value-type="float">
            <text:p>1.5270</text:p>
          </table:table-cell>
          <table:table-cell office:value-type="float" office:value="1.5187" calcext:value-type="float">
            <text:p>1.5187</text:p>
          </table:table-cell>
          <table:table-cell office:value-type="float" office:value="1.5123" calcext:value-type="float">
            <text:p>1.5123</text:p>
          </table:table-cell>
          <table:table-cell office:value-type="float" office:value="1.505" calcext:value-type="float">
            <text:p>1.5050</text:p>
          </table:table-cell>
          <table:table-cell table:number-columns-repeated="1015"/>
        </table:table-row>
        <table:table-row table:style-name="ro1">
          <table:table-cell table:style-name="ce3" office:value-type="float" office:value="1.6" calcext:value-type="float">
            <text:p>1.6</text:p>
          </table:table-cell>
          <table:table-cell office:value-type="float" office:value="1.4943" calcext:value-type="float">
            <text:p>1.4943</text:p>
          </table:table-cell>
          <table:table-cell office:value-type="float" office:value="1.4877" calcext:value-type="float">
            <text:p>1.4877</text:p>
          </table:table-cell>
          <table:table-cell office:value-type="float" office:value="1.4831" calcext:value-type="float">
            <text:p>1.4831</text:p>
          </table:table-cell>
          <table:table-cell office:value-type="float" office:value="1.4787" calcext:value-type="float">
            <text:p>1.4787</text:p>
          </table:table-cell>
          <table:table-cell office:value-type="float" office:value="1.4734" calcext:value-type="float">
            <text:p>1.4734</text:p>
          </table:table-cell>
          <table:table-cell office:value-type="float" office:value="1.4648" calcext:value-type="float">
            <text:p>1.4648</text:p>
          </table:table-cell>
          <table:table-cell table:number-columns-repeated="1015"/>
        </table:table-row>
        <table:table-row table:style-name="ro1">
          <table:table-cell table:style-name="ce3" office:value-type="float" office:value="1.7" calcext:value-type="float">
            <text:p>1.7</text:p>
          </table:table-cell>
          <table:table-cell office:value-type="float" office:value="1.4497" calcext:value-type="float">
            <text:p>1.4497</text:p>
          </table:table-cell>
          <table:table-cell office:value-type="float" office:value="1.4475" calcext:value-type="float">
            <text:p>1.4475</text:p>
          </table:table-cell>
          <table:table-cell office:value-type="float" office:value="1.4443" calcext:value-type="float">
            <text:p>1.4443</text:p>
          </table:table-cell>
          <table:table-cell office:value-type="float" office:value="1.44" calcext:value-type="float">
            <text:p>1.4400</text:p>
          </table:table-cell>
          <table:table-cell office:value-type="float" office:value="1.4336" calcext:value-type="float">
            <text:p>1.4336</text:p>
          </table:table-cell>
          <table:table-cell office:value-type="float" office:value="1.4224" calcext:value-type="float">
            <text:p>1.4224</text:p>
          </table:table-cell>
          <table:table-cell table:number-columns-repeated="1015"/>
        </table:table-row>
        <table:table-row table:style-name="ro1">
          <table:table-cell table:style-name="ce3" office:value-type="float" office:value="1.8" calcext:value-type="float">
            <text:p>1.8</text:p>
          </table:table-cell>
          <table:table-cell office:value-type="float" office:value="1.4154" calcext:value-type="float">
            <text:p>1.4154</text:p>
          </table:table-cell>
          <table:table-cell office:value-type="float" office:value="1.412" calcext:value-type="float">
            <text:p>1.4120</text:p>
          </table:table-cell>
          <table:table-cell office:value-type="float" office:value="1.4077" calcext:value-type="float">
            <text:p>1.4077</text:p>
          </table:table-cell>
          <table:table-cell office:value-type="float" office:value="1.402" calcext:value-type="float">
            <text:p>1.4020</text:p>
          </table:table-cell>
          <table:table-cell office:value-type="float" office:value="1.3938" calcext:value-type="float">
            <text:p>1.3938</text:p>
          </table:table-cell>
          <table:table-cell office:value-type="float" office:value="1.3798" calcext:value-type="float">
            <text:p>1.3798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.0</text:p>
          </table:table-cell>
          <table:table-cell office:value-type="float" office:value="1.3525" calcext:value-type="float">
            <text:p>1.3525</text:p>
          </table:table-cell>
          <table:table-cell office:value-type="float" office:value="1.3456" calcext:value-type="float">
            <text:p>1.3456</text:p>
          </table:table-cell>
          <table:table-cell office:value-type="float" office:value="1.3381" calcext:value-type="float">
            <text:p>1.3381</text:p>
          </table:table-cell>
          <table:table-cell office:value-type="float" office:value="1.3294" calcext:value-type="float">
            <text:p>1.3294</text:p>
          </table:table-cell>
          <table:table-cell office:value-type="float" office:value="1.318" calcext:value-type="float">
            <text:p>1.3180</text:p>
          </table:table-cell>
          <table:table-cell office:value-type="float" office:value="1.3004" calcext:value-type="float">
            <text:p>1.3004</text:p>
          </table:table-cell>
          <table:table-cell table:number-columns-repeated="1015"/>
        </table:table-row>
        <table:table-row table:style-name="ro1">
          <table:table-cell table:style-name="ce3" office:value-type="float" office:value="2.2" calcext:value-type="float">
            <text:p>2.2</text:p>
          </table:table-cell>
          <table:table-cell office:value-type="float" office:value="1.2928" calcext:value-type="float">
            <text:p>1.2928</text:p>
          </table:table-cell>
          <table:table-cell office:value-type="float" office:value="1.284" calcext:value-type="float">
            <text:p>1.2840</text:p>
          </table:table-cell>
          <table:table-cell office:value-type="float" office:value="1.2746" calcext:value-type="float">
            <text:p>1.2746</text:p>
          </table:table-cell>
          <table:table-cell office:value-type="float" office:value="1.2641" calcext:value-type="float">
            <text:p>1.2641</text:p>
          </table:table-cell>
          <table:table-cell office:value-type="float" office:value="1.2513" calcext:value-type="float">
            <text:p>1.2513</text:p>
          </table:table-cell>
          <table:table-cell office:value-type="float" office:value="1.2327" calcext:value-type="float">
            <text:p>1.2327</text:p>
          </table:table-cell>
          <table:table-cell table:number-columns-repeated="1015"/>
        </table:table-row>
        <table:table-row table:style-name="ro1">
          <table:table-cell table:style-name="ce3" office:value-type="float" office:value="2.4" calcext:value-type="float">
            <text:p>2.4</text:p>
          </table:table-cell>
          <table:table-cell office:value-type="float" office:value="1.2382" calcext:value-type="float">
            <text:p>1.2382</text:p>
          </table:table-cell>
          <table:table-cell office:value-type="float" office:value="1.2288" calcext:value-type="float">
            <text:p>1.2288</text:p>
          </table:table-cell>
          <table:table-cell office:value-type="float" office:value="1.2189" calcext:value-type="float">
            <text:p>1.2189</text:p>
          </table:table-cell>
          <table:table-cell office:value-type="float" office:value="1.208" calcext:value-type="float">
            <text:p>1.2080</text:p>
          </table:table-cell>
          <table:table-cell office:value-type="float" office:value="1.1951" calcext:value-type="float">
            <text:p>1.1951</text:p>
          </table:table-cell>
          <table:table-cell office:value-type="float" office:value="1.1772" calcext:value-type="float">
            <text:p>1.1772</text:p>
          </table:table-cell>
          <table:table-cell table:number-columns-repeated="1015"/>
        </table:table-row>
        <table:table-row table:style-name="ro1">
          <table:table-cell table:style-name="ce3" office:value-type="float" office:value="2.6" calcext:value-type="float">
            <text:p>2.6</text:p>
          </table:table-cell>
          <table:table-cell office:value-type="float" office:value="1.1903" calcext:value-type="float">
            <text:p>1.1903</text:p>
          </table:table-cell>
          <table:table-cell office:value-type="float" office:value="1.1811" calcext:value-type="float">
            <text:p>1.1811</text:p>
          </table:table-cell>
          <table:table-cell office:value-type="float" office:value="1.1715" calcext:value-type="float">
            <text:p>1.1715</text:p>
          </table:table-cell>
          <table:table-cell office:value-type="float" office:value="1.1611" calcext:value-type="float">
            <text:p>1.1611</text:p>
          </table:table-cell>
          <table:table-cell office:value-type="float" office:value="1.1489" calcext:value-type="float">
            <text:p>1.1489</text:p>
          </table:table-cell>
          <table:table-cell office:value-type="float" office:value="1.1322" calcext:value-type="float">
            <text:p>1.1322</text:p>
          </table:table-cell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2.8" calcext:value-type="float">
            <text:p>2.8</text:p>
          </table:table-cell>
          <table:table-cell office:value-type="float" office:value="1.1492" calcext:value-type="float">
            <text:p>1.1492</text:p>
          </table:table-cell>
          <table:table-cell office:value-type="float" office:value="1.1407" calcext:value-type="float">
            <text:p>1.1407</text:p>
          </table:table-cell>
          <table:table-cell office:value-type="float" office:value="1.1318" calcext:value-type="float">
            <text:p>1.1318</text:p>
          </table:table-cell>
          <table:table-cell office:value-type="float" office:value="1.1223" calcext:value-type="float">
            <text:p>1.1223</text:p>
          </table:table-cell>
          <table:table-cell office:value-type="float" office:value="1.1111" calcext:value-type="float">
            <text:p>1.1111</text:p>
          </table:table-cell>
          <table:table-cell office:value-type="float" office:value="1.0961" calcext:value-type="float">
            <text:p>1.0961</text:p>
          </table:table-cell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3" calcext:value-type="float">
            <text:p>3.0</text:p>
          </table:table-cell>
          <table:table-cell office:value-type="float" office:value="1.1145" calcext:value-type="float">
            <text:p>1.1145</text:p>
          </table:table-cell>
          <table:table-cell office:value-type="float" office:value="1.1069" calcext:value-type="float">
            <text:p>1.1069</text:p>
          </table:table-cell>
          <table:table-cell office:value-type="float" office:value="1.0989" calcext:value-type="float">
            <text:p>1.0989</text:p>
          </table:table-cell>
          <table:table-cell office:value-type="float" office:value="1.0904" calcext:value-type="float">
            <text:p>1.0904</text:p>
          </table:table-cell>
          <table:table-cell office:value-type="float" office:value="1.0804" calcext:value-type="float">
            <text:p>1.0804</text:p>
          </table:table-cell>
          <table:table-cell office:value-type="float" office:value="1.0669" calcext:value-type="float">
            <text:p>1.0669</text:p>
          </table:table-cell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3.2" calcext:value-type="float">
            <text:p>3.2</text:p>
          </table:table-cell>
          <table:table-cell office:value-type="float" office:value="1.0855" calcext:value-type="float">
            <text:p>1.0855</text:p>
          </table:table-cell>
          <table:table-cell office:value-type="float" office:value="1.0788" calcext:value-type="float">
            <text:p>1.0788</text:p>
          </table:table-cell>
          <table:table-cell office:value-type="float" office:value="1.0718" calcext:value-type="float">
            <text:p>1.0718</text:p>
          </table:table-cell>
          <table:table-cell office:value-type="float" office:value="1.0643" calcext:value-type="float">
            <text:p>1.0643</text:p>
          </table:table-cell>
          <table:table-cell office:value-type="float" office:value="1.0555" calcext:value-type="float">
            <text:p>1.0555</text:p>
          </table:table-cell>
          <table:table-cell office:value-type="float" office:value="1.0434" calcext:value-type="float">
            <text:p>1.0434</text:p>
          </table:table-cell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3.4" calcext:value-type="float">
            <text:p>3.4</text:p>
          </table:table-cell>
          <table:table-cell office:value-type="float" office:value="1.0612" calcext:value-type="float">
            <text:p>1.0612</text:p>
          </table:table-cell>
          <table:table-cell office:value-type="float" office:value="1.0554" calcext:value-type="float">
            <text:p>1.0554</text:p>
          </table:table-cell>
          <table:table-cell office:value-type="float" office:value="1.0494" calcext:value-type="float">
            <text:p>1.0494</text:p>
          </table:table-cell>
          <table:table-cell office:value-type="float" office:value="1.0429" calcext:value-type="float">
            <text:p>1.0429</text:p>
          </table:table-cell>
          <table:table-cell office:value-type="float" office:value="1.0351" calcext:value-type="float">
            <text:p>1.0351</text:p>
          </table:table-cell>
          <table:table-cell office:value-type="float" office:value="1.0243" calcext:value-type="float">
            <text:p>1.0243</text:p>
          </table:table-cell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3.6" calcext:value-type="float">
            <text:p>3.6</text:p>
          </table:table-cell>
          <table:table-cell office:value-type="float" office:value="1.041" calcext:value-type="float">
            <text:p>1.0410</text:p>
          </table:table-cell>
          <table:table-cell office:value-type="float" office:value="1.0361" calcext:value-type="float">
            <text:p>1.0361</text:p>
          </table:table-cell>
          <table:table-cell office:value-type="float" office:value="1.031" calcext:value-type="float">
            <text:p>1.0310</text:p>
          </table:table-cell>
          <table:table-cell office:value-type="float" office:value="1.0254" calcext:value-type="float">
            <text:p>1.0254</text:p>
          </table:table-cell>
          <table:table-cell office:value-type="float" office:value="1.0185" calcext:value-type="float">
            <text:p>1.0185</text:p>
          </table:table-cell>
          <table:table-cell office:value-type="float" office:value="1.0089" calcext:value-type="float">
            <text:p>1.0089</text:p>
          </table:table-cell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3.8" calcext:value-type="float">
            <text:p>3.8</text:p>
          </table:table-cell>
          <table:table-cell office:value-type="float" office:value="1.0241" calcext:value-type="float">
            <text:p>1.0241</text:p>
          </table:table-cell>
          <table:table-cell office:value-type="float" office:value="1.0201" calcext:value-type="float">
            <text:p>1.0201</text:p>
          </table:table-cell>
          <table:table-cell office:value-type="float" office:value="1.0159" calcext:value-type="float">
            <text:p>1.0159</text:p>
          </table:table-cell>
          <table:table-cell office:value-type="float" office:value="1.0111" calcext:value-type="float">
            <text:p>1.0111</text:p>
          </table:table-cell>
          <table:table-cell office:value-type="float" office:value="1.005" calcext:value-type="float">
            <text:p>1.0050</text:p>
          </table:table-cell>
          <table:table-cell/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4" calcext:value-type="float">
            <text:p>4.0</text:p>
          </table:table-cell>
          <table:table-cell office:value-type="float" office:value="1.0102" calcext:value-type="float">
            <text:p>1.0102</text:p>
          </table:table-cell>
          <table:table-cell office:value-type="float" office:value="1.0069" calcext:value-type="float">
            <text:p>1.0069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float" office:value="0.986" calcext:value-type="float">
            <text:p>0.9860</text:p>
          </table:table-cell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4.2" calcext:value-type="float">
            <text:p>4.2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985" calcext:value-type="float">
            <text:p>0.9850</text:p>
          </table:table-cell>
          <table:table-cell office:value-type="float" office:value="0.9777" calcext:value-type="float">
            <text:p>0.9777</text:p>
          </table:table-cell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4.4" calcext:value-type="float">
            <text:p>4.4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821" calcext:value-type="float">
            <text:p>0.9821</text:p>
          </table:table-cell>
          <table:table-cell office:value-type="float" office:value="0.9777" calcext:value-type="float">
            <text:p>0.9777</text:p>
          </table:table-cell>
          <table:table-cell office:value-type="float" office:value="0.9711" calcext:value-type="float">
            <text:p>0.9711</text:p>
          </table:table-cell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4.6" calcext:value-type="float">
            <text:p>4.6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981" calcext:value-type="float">
            <text:p>0.9810</text:p>
          </table:table-cell>
          <table:table-cell office:value-type="float" office:value="0.9788" calcext:value-type="float">
            <text:p>0.9788</text:p>
          </table:table-cell>
          <table:table-cell office:value-type="float" office:value="0.9759" calcext:value-type="float">
            <text:p>0.9759</text:p>
          </table:table-cell>
          <table:table-cell office:value-type="float" office:value="0.9719" calcext:value-type="float">
            <text:p>0.9719</text:p>
          </table:table-cell>
          <table:table-cell office:value-type="float" office:value="0.9658" calcext:value-type="float">
            <text:p>0.9658</text:p>
          </table:table-cell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4.8" calcext:value-type="float">
            <text:p>4.8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971" calcext:value-type="float">
            <text:p>0.9710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9618" calcext:value-type="float">
            <text:p>0.9618</text:p>
          </table:table-cell>
          <table:table-cell table:style-name="ce11" table:number-columns-repeated="39"/>
          <table:table-cell table:number-columns-repeated="976"/>
        </table:table-row>
        <table:table-row table:style-name="ro1">
          <table:table-cell table:style-name="ce3" office:value-type="float" office:value="5" calcext:value-type="float">
            <text:p>5.0</text:p>
          </table:table-cell>
          <table:table-cell office:value-type="float" office:value="0.9733" calcext:value-type="float">
            <text:p>0.9733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97" calcext:value-type="float">
            <text:p>0.9697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9636" calcext:value-type="float">
            <text:p>0.9636</text:p>
          </table:table-cell>
          <table:table-cell office:value-type="float" office:value="0.9588" calcext:value-type="float">
            <text:p>0.9588</text:p>
          </table:table-cell>
          <table:table-cell table:style-name="ce11" table:number-columns-repeated="39"/>
          <table:table-cell table:number-columns-repeated="976"/>
        </table:table-row>
        <table:table-row table:style-name="ro1" table:number-rows-repeated="3">
          <table:table-cell table:number-columns-repeated="6"/>
          <table:table-cell table:style-name="ce11" table:number-columns-repeated="40"/>
          <table:table-cell table:number-columns-repeated="976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able4  T1" table:style-name="ta1">
        <table:table-column table:style-name="co1" table:default-cell-style-name="ce7"/>
        <table:table-column table:style-name="co1" table:number-columns-repeated="6" table:default-cell-style-name="ce12"/>
        <table:table-column table:style-name="co1" table:number-columns-repeated="1017" table:default-cell-style-name="ce7"/>
        <table:table-row table:style-name="ro2">
          <table:table-cell table:style-name="ce6" office:value-type="float" office:value="0.2" calcext:value-type="float">
            <text:p>0.2</text:p>
          </table:table-cell>
          <table:table-cell table:style-name="ce10" office:value-type="float" office:value="0.9962" calcext:value-type="float">
            <text:p>0.9962</text:p>
          </table:table-cell>
          <table:table-cell table:style-name="ce10" office:value-type="float" office:value="0.9897" calcext:value-type="float">
            <text:p>0.9897</text:p>
          </table:table-cell>
          <table:table-cell table:style-name="ce10" office:value-type="float" office:value="0.9756" calcext:value-type="float">
            <text:p>0.9756</text:p>
          </table:table-cell>
          <table:table-cell table:style-name="ce10" office:value-type="float" office:value="0.9459" calcext:value-type="float">
            <text:p>0.9459</text:p>
          </table:table-cell>
          <table:table-cell table:style-name="ce10" office:value-type="float" office:value="0.8825" calcext:value-type="float">
            <text:p>0.8825</text:p>
          </table:table-cell>
          <table:table-cell table:style-name="ce10" office:value-type="float" office:value="0.7343" calcext:value-type="float">
            <text:p>0.7343</text:p>
          </table:table-cell>
          <table:table-cell table:number-columns-repeated="1017"/>
        </table:table-row>
        <table:table-row table:style-name="ro2">
          <table:table-cell table:style-name="ce6" office:value-type="float" office:value="0.4" calcext:value-type="float">
            <text:p>0.4</text:p>
          </table:table-cell>
          <table:table-cell table:style-name="ce10" office:value-type="float" office:value="0.9962" calcext:value-type="float">
            <text:p>0.9962</text:p>
          </table:table-cell>
          <table:table-cell table:style-name="ce10" office:value-type="float" office:value="0.9897" calcext:value-type="float">
            <text:p>0.9897</text:p>
          </table:table-cell>
          <table:table-cell table:style-name="ce10" office:value-type="float" office:value="0.9755" calcext:value-type="float">
            <text:p>0.9755</text:p>
          </table:table-cell>
          <table:table-cell table:style-name="ce10" office:value-type="float" office:value="0.9458" calcext:value-type="float">
            <text:p>0.9458</text:p>
          </table:table-cell>
          <table:table-cell table:style-name="ce10" office:value-type="float" office:value="0.883" calcext:value-type="float">
            <text:p>0.8830</text:p>
          </table:table-cell>
          <table:table-cell table:style-name="ce10" office:value-type="float" office:value="0.7394" calcext:value-type="float">
            <text:p>0.7394</text:p>
          </table:table-cell>
          <table:table-cell table:number-columns-repeated="1017"/>
        </table:table-row>
        <table:table-row table:style-name="ro2">
          <table:table-cell table:style-name="ce6" office:value-type="float" office:value="0.6" calcext:value-type="float">
            <text:p>0.6</text:p>
          </table:table-cell>
          <table:table-cell table:style-name="ce10" office:value-type="float" office:value="0.9962" calcext:value-type="float">
            <text:p>0.9962</text:p>
          </table:table-cell>
          <table:table-cell table:style-name="ce10" office:value-type="float" office:value="0.9896" calcext:value-type="float">
            <text:p>0.9896</text:p>
          </table:table-cell>
          <table:table-cell table:style-name="ce10" office:value-type="float" office:value="0.9754" calcext:value-type="float">
            <text:p>0.9754</text:p>
          </table:table-cell>
          <table:table-cell table:style-name="ce10" office:value-type="float" office:value="0.9457" calcext:value-type="float">
            <text:p>0.9457</text:p>
          </table:table-cell>
          <table:table-cell table:style-name="ce10" office:value-type="float" office:value="0.8839" calcext:value-type="float">
            <text:p>0.8839</text:p>
          </table:table-cell>
          <table:table-cell table:style-name="ce10" office:value-type="float" office:value="0.7474" calcext:value-type="float">
            <text:p>0.7474</text:p>
          </table:table-cell>
          <table:table-cell table:number-columns-repeated="1017"/>
        </table:table-row>
        <table:table-row table:style-name="ro2">
          <table:table-cell table:style-name="ce6" office:value-type="float" office:value="0.8" calcext:value-type="float">
            <text:p>0.8</text:p>
          </table:table-cell>
          <table:table-cell table:style-name="ce10" office:value-type="float" office:value="0.9961" calcext:value-type="float">
            <text:p>0.9961</text:p>
          </table:table-cell>
          <table:table-cell table:style-name="ce10" office:value-type="float" office:value="0.9895" calcext:value-type="float">
            <text:p>0.9895</text:p>
          </table:table-cell>
          <table:table-cell table:style-name="ce10" office:value-type="float" office:value="0.9752" calcext:value-type="float">
            <text:p>0.9752</text:p>
          </table:table-cell>
          <table:table-cell table:style-name="ce10" office:value-type="float" office:value="0.9456" calcext:value-type="float">
            <text:p>0.9456</text:p>
          </table:table-cell>
          <table:table-cell table:style-name="ce10" office:value-type="float" office:value="0.8851" calcext:value-type="float">
            <text:p>0.8851</text:p>
          </table:table-cell>
          <table:table-cell table:style-name="ce10" office:value-type="float" office:value="0.7576" calcext:value-type="float">
            <text:p>0.7576</text:p>
          </table:table-cell>
          <table:table-cell table:number-columns-repeated="101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float" office:value="0.9961" calcext:value-type="float">
            <text:p>0.9961</text:p>
          </table:table-cell>
          <table:table-cell table:style-name="ce10" office:value-type="float" office:value="0.9894" calcext:value-type="float">
            <text:p>0.9894</text:p>
          </table:table-cell>
          <table:table-cell table:style-name="ce10" office:value-type="float" office:value="0.9749" calcext:value-type="float">
            <text:p>0.9749</text:p>
          </table:table-cell>
          <table:table-cell table:style-name="ce10" office:value-type="float" office:value="0.9454" calcext:value-type="float">
            <text:p>0.9454</text:p>
          </table:table-cell>
          <table:table-cell table:style-name="ce10" office:value-type="float" office:value="0.8866" calcext:value-type="float">
            <text:p>0.8866</text:p>
          </table:table-cell>
          <table:table-cell table:style-name="ce10" office:value-type="float" office:value="0.7693" calcext:value-type="float">
            <text:p>0.7693</text:p>
          </table:table-cell>
          <table:table-cell table:number-columns-repeated="1017"/>
        </table:table-row>
        <table:table-row table:style-name="ro2">
          <table:table-cell table:style-name="ce6" office:value-type="float" office:value="1.2" calcext:value-type="float">
            <text:p>1.2</text:p>
          </table:table-cell>
          <table:table-cell table:style-name="ce10" office:value-type="float" office:value="0.996" calcext:value-type="float">
            <text:p>0.9960</text:p>
          </table:table-cell>
          <table:table-cell table:style-name="ce10" office:value-type="float" office:value="0.9892" calcext:value-type="float">
            <text:p>0.9892</text:p>
          </table:table-cell>
          <table:table-cell table:style-name="ce10" office:value-type="float" office:value="0.9746" calcext:value-type="float">
            <text:p>0.9746</text:p>
          </table:table-cell>
          <table:table-cell table:style-name="ce10" office:value-type="float" office:value="0.9452" calcext:value-type="float">
            <text:p>0.9452</text:p>
          </table:table-cell>
          <table:table-cell table:style-name="ce10" office:value-type="float" office:value="0.8886" calcext:value-type="float">
            <text:p>0.8886</text:p>
          </table:table-cell>
          <table:table-cell table:style-name="ce10" office:value-type="float" office:value="0.7817" calcext:value-type="float">
            <text:p>0.7817</text:p>
          </table:table-cell>
          <table:table-cell table:number-columns-repeated="1017"/>
        </table:table-row>
        <table:table-row table:style-name="ro2">
          <table:table-cell table:style-name="ce6" office:value-type="float" office:value="1.4" calcext:value-type="float">
            <text:p>1.4</text:p>
          </table:table-cell>
          <table:table-cell table:style-name="ce10" office:value-type="float" office:value="0.9959" calcext:value-type="float">
            <text:p>0.9959</text:p>
          </table:table-cell>
          <table:table-cell table:style-name="ce10" office:value-type="float" office:value="0.989" calcext:value-type="float">
            <text:p>0.9890</text:p>
          </table:table-cell>
          <table:table-cell table:style-name="ce10" office:value-type="float" office:value="0.9742" calcext:value-type="float">
            <text:p>0.9742</text:p>
          </table:table-cell>
          <table:table-cell table:style-name="ce10" office:value-type="float" office:value="0.9451" calcext:value-type="float">
            <text:p>0.9451</text:p>
          </table:table-cell>
          <table:table-cell table:style-name="ce10" office:value-type="float" office:value="0.8909" calcext:value-type="float">
            <text:p>0.8909</text:p>
          </table:table-cell>
          <table:table-cell table:style-name="ce10" office:value-type="float" office:value="0.7943" calcext:value-type="float">
            <text:p>0.7943</text:p>
          </table:table-cell>
          <table:table-cell table:number-columns-repeated="1017"/>
        </table:table-row>
        <table:table-row table:style-name="ro2">
          <table:table-cell table:style-name="ce6" office:value-type="float" office:value="1.6" calcext:value-type="float">
            <text:p>1.6</text:p>
          </table:table-cell>
          <table:table-cell table:style-name="ce10" office:value-type="float" office:value="0.9958" calcext:value-type="float">
            <text:p>0.9958</text:p>
          </table:table-cell>
          <table:table-cell table:style-name="ce10" office:value-type="float" office:value="0.9887" calcext:value-type="float">
            <text:p>0.9887</text:p>
          </table:table-cell>
          <table:table-cell table:style-name="ce10" office:value-type="float" office:value="0.9737" calcext:value-type="float">
            <text:p>0.9737</text:p>
          </table:table-cell>
          <table:table-cell table:style-name="ce10" office:value-type="float" office:value="0.9449" calcext:value-type="float">
            <text:p>0.9449</text:p>
          </table:table-cell>
          <table:table-cell table:style-name="ce10" office:value-type="float" office:value="0.8934" calcext:value-type="float">
            <text:p>0.8934</text:p>
          </table:table-cell>
          <table:table-cell table:style-name="ce10" office:value-type="float" office:value="0.8065" calcext:value-type="float">
            <text:p>0.8065</text:p>
          </table:table-cell>
          <table:table-cell table:number-columns-repeated="1017"/>
        </table:table-row>
        <table:table-row table:style-name="ro2">
          <table:table-cell table:style-name="ce6" office:value-type="float" office:value="1.8" calcext:value-type="float">
            <text:p>1.8</text:p>
          </table:table-cell>
          <table:table-cell table:style-name="ce10" office:value-type="float" office:value="0.9957" calcext:value-type="float">
            <text:p>0.9957</text:p>
          </table:table-cell>
          <table:table-cell table:style-name="ce10" office:value-type="float" office:value="0.9883" calcext:value-type="float">
            <text:p>0.9883</text:p>
          </table:table-cell>
          <table:table-cell table:style-name="ce10" office:value-type="float" office:value="0.9732" calcext:value-type="float">
            <text:p>0.9732</text:p>
          </table:table-cell>
          <table:table-cell table:style-name="ce10" office:value-type="float" office:value="0.9447" calcext:value-type="float">
            <text:p>0.9447</text:p>
          </table:table-cell>
          <table:table-cell table:style-name="ce10" office:value-type="float" office:value="0.8962" calcext:value-type="float">
            <text:p>0.8962</text:p>
          </table:table-cell>
          <table:table-cell table:style-name="ce10" office:value-type="float" office:value="0.8181" calcext:value-type="float">
            <text:p>0.8181</text:p>
          </table:table-cell>
          <table:table-cell table:number-columns-repeated="101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float" office:value="0.9955" calcext:value-type="float">
            <text:p>0.9955</text:p>
          </table:table-cell>
          <table:table-cell table:style-name="ce10" office:value-type="float" office:value="0.9879" calcext:value-type="float">
            <text:p>0.9879</text:p>
          </table:table-cell>
          <table:table-cell table:style-name="ce10" office:value-type="float" office:value="0.9725" calcext:value-type="float">
            <text:p>0.9725</text:p>
          </table:table-cell>
          <table:table-cell table:style-name="ce10" office:value-type="float" office:value="0.9446" calcext:value-type="float">
            <text:p>0.9446</text:p>
          </table:table-cell>
          <table:table-cell table:style-name="ce10" office:value-type="float" office:value="0.8991" calcext:value-type="float">
            <text:p>0.8991</text:p>
          </table:table-cell>
          <table:table-cell table:style-name="ce10" office:value-type="float" office:value="0.8289" calcext:value-type="float">
            <text:p>0.8289</text:p>
          </table:table-cell>
          <table:table-cell table:number-columns-repeated="1017"/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table:style-name="ce10" office:value-type="float" office:value="0.9952" calcext:value-type="float">
            <text:p>0.9952</text:p>
          </table:table-cell>
          <table:table-cell table:style-name="ce10" office:value-type="float" office:value="0.9873" calcext:value-type="float">
            <text:p>0.9873</text:p>
          </table:table-cell>
          <table:table-cell table:style-name="ce10" office:value-type="float" office:value="0.9717" calcext:value-type="float">
            <text:p>0.9717</text:p>
          </table:table-cell>
          <table:table-cell table:style-name="ce10" office:value-type="float" office:value="0.9445" calcext:value-type="float">
            <text:p>0.9445</text:p>
          </table:table-cell>
          <table:table-cell table:style-name="ce10" office:value-type="float" office:value="0.902" calcext:value-type="float">
            <text:p>0.9020</text:p>
          </table:table-cell>
          <table:table-cell table:style-name="ce10" office:value-type="float" office:value="0.8388" calcext:value-type="float">
            <text:p>0.8388</text:p>
          </table:table-cell>
          <table:table-cell table:number-columns-repeated="1017"/>
        </table:table-row>
        <table:table-row table:style-name="ro2">
          <table:table-cell table:style-name="ce6" office:value-type="float" office:value="2.4" calcext:value-type="float">
            <text:p>2.4</text:p>
          </table:table-cell>
          <table:table-cell table:style-name="ce10" office:value-type="float" office:value="0.9949" calcext:value-type="float">
            <text:p>0.9949</text:p>
          </table:table-cell>
          <table:table-cell table:style-name="ce10" office:value-type="float" office:value="0.9867" calcext:value-type="float">
            <text:p>0.9867</text:p>
          </table:table-cell>
          <table:table-cell table:style-name="ce10" office:value-type="float" office:value="0.9708" calcext:value-type="float">
            <text:p>0.9708</text:p>
          </table:table-cell>
          <table:table-cell table:style-name="ce10" office:value-type="float" office:value="0.9444" calcext:value-type="float">
            <text:p>0.9444</text:p>
          </table:table-cell>
          <table:table-cell table:style-name="ce10" office:value-type="float" office:value="0.9049" calcext:value-type="float">
            <text:p>0.9049</text:p>
          </table:table-cell>
          <table:table-cell table:style-name="ce10" office:value-type="float" office:value="0.8479" calcext:value-type="float">
            <text:p>0.8479</text:p>
          </table:table-cell>
          <table:table-cell table:number-columns-repeated="1017"/>
        </table:table-row>
        <table:table-row table:style-name="ro2">
          <table:table-cell table:style-name="ce6" office:value-type="float" office:value="2.6" calcext:value-type="float">
            <text:p>2.6</text:p>
          </table:table-cell>
          <table:table-cell table:style-name="ce10" office:value-type="float" office:value="0.9946" calcext:value-type="float">
            <text:p>0.9946</text:p>
          </table:table-cell>
          <table:table-cell table:style-name="ce10" office:value-type="float" office:value="0.9859" calcext:value-type="float">
            <text:p>0.9859</text:p>
          </table:table-cell>
          <table:table-cell table:style-name="ce10" office:value-type="float" office:value="0.9698" calcext:value-type="float">
            <text:p>0.9698</text:p>
          </table:table-cell>
          <table:table-cell table:style-name="ce10" office:value-type="float" office:value="0.9443" calcext:value-type="float">
            <text:p>0.9443</text:p>
          </table:table-cell>
          <table:table-cell table:style-name="ce10" office:value-type="float" office:value="0.9078" calcext:value-type="float">
            <text:p>0.9078</text:p>
          </table:table-cell>
          <table:table-cell table:style-name="ce10" office:value-type="float" office:value="0.8561" calcext:value-type="float">
            <text:p>0.8561</text:p>
          </table:table-cell>
          <table:table-cell table:number-columns-repeated="1017"/>
        </table:table-row>
        <table:table-row table:style-name="ro2">
          <table:table-cell table:style-name="ce6" office:value-type="float" office:value="2.8" calcext:value-type="float">
            <text:p>2.8</text:p>
          </table:table-cell>
          <table:table-cell table:style-name="ce10" office:value-type="float" office:value="0.9941" calcext:value-type="float">
            <text:p>0.9941</text:p>
          </table:table-cell>
          <table:table-cell table:style-name="ce10" office:value-type="float" office:value="0.9849" calcext:value-type="float">
            <text:p>0.9849</text:p>
          </table:table-cell>
          <table:table-cell table:style-name="ce10" office:value-type="float" office:value="0.9687" calcext:value-type="float">
            <text:p>0.9687</text:p>
          </table:table-cell>
          <table:table-cell table:style-name="ce10" office:value-type="float" office:value="0.9443" calcext:value-type="float">
            <text:p>0.9443</text:p>
          </table:table-cell>
          <table:table-cell table:style-name="ce10" office:value-type="float" office:value="0.9105" calcext:value-type="float">
            <text:p>0.9105</text:p>
          </table:table-cell>
          <table:table-cell table:style-name="ce10" office:value-type="float" office:value="0.8635" calcext:value-type="float">
            <text:p>0.8635</text:p>
          </table:table-cell>
          <table:table-cell table:number-columns-repeated="101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0" office:value-type="float" office:value="0.9934" calcext:value-type="float">
            <text:p>0.9934</text:p>
          </table:table-cell>
          <table:table-cell table:style-name="ce10" office:value-type="float" office:value="0.9837" calcext:value-type="float">
            <text:p>0.9837</text:p>
          </table:table-cell>
          <table:table-cell table:style-name="ce10" office:value-type="float" office:value="0.9675" calcext:value-type="float">
            <text:p>0.9675</text:p>
          </table:table-cell>
          <table:table-cell table:style-name="ce10" office:value-type="float" office:value="0.9442" calcext:value-type="float">
            <text:p>0.9442</text:p>
          </table:table-cell>
          <table:table-cell table:style-name="ce10" office:value-type="float" office:value="0.9131" calcext:value-type="float">
            <text:p>0.9131</text:p>
          </table:table-cell>
          <table:table-cell table:style-name="ce10" office:value-type="float" office:value="0.8702" calcext:value-type="float">
            <text:p>0.8702</text:p>
          </table:table-cell>
          <table:table-cell table:number-columns-repeated="1017"/>
        </table:table-row>
        <table:table-row table:style-name="ro2">
          <table:table-cell table:style-name="ce6" office:value-type="float" office:value="3.2" calcext:value-type="float">
            <text:p>3.2</text:p>
          </table:table-cell>
          <table:table-cell table:style-name="ce10" office:value-type="float" office:value="0.9925" calcext:value-type="float">
            <text:p>0.9925</text:p>
          </table:table-cell>
          <table:table-cell table:style-name="ce10" office:value-type="float" office:value="0.9823" calcext:value-type="float">
            <text:p>0.9823</text:p>
          </table:table-cell>
          <table:table-cell table:style-name="ce10" office:value-type="float" office:value="0.9662" calcext:value-type="float">
            <text:p>0.9662</text:p>
          </table:table-cell>
          <table:table-cell table:style-name="ce10" office:value-type="float" office:value="0.9442" calcext:value-type="float">
            <text:p>0.9442</text:p>
          </table:table-cell>
          <table:table-cell table:style-name="ce10" office:value-type="float" office:value="0.9155" calcext:value-type="float">
            <text:p>0.9155</text:p>
          </table:table-cell>
          <table:table-cell table:style-name="ce10" office:value-type="float" office:value="0.8762" calcext:value-type="float">
            <text:p>0.8762</text:p>
          </table:table-cell>
          <table:table-cell table:number-columns-repeated="1017"/>
        </table:table-row>
        <table:table-row table:style-name="ro2">
          <table:table-cell table:style-name="ce6" office:value-type="float" office:value="3.4" calcext:value-type="float">
            <text:p>3.4</text:p>
          </table:table-cell>
          <table:table-cell table:style-name="ce10" office:value-type="float" office:value="0.9913" calcext:value-type="float">
            <text:p>0.9913</text:p>
          </table:table-cell>
          <table:table-cell table:style-name="ce10" office:value-type="float" office:value="0.9805" calcext:value-type="float">
            <text:p>0.9805</text:p>
          </table:table-cell>
          <table:table-cell table:style-name="ce10" office:value-type="float" office:value="0.9649" calcext:value-type="float">
            <text:p>0.9649</text:p>
          </table:table-cell>
          <table:table-cell table:style-name="ce10" office:value-type="float" office:value="0.9442" calcext:value-type="float">
            <text:p>0.9442</text:p>
          </table:table-cell>
          <table:table-cell table:style-name="ce10" office:value-type="float" office:value="0.9177" calcext:value-type="float">
            <text:p>0.9177</text:p>
          </table:table-cell>
          <table:table-cell table:style-name="ce10" office:value-type="float" office:value="0.8816" calcext:value-type="float">
            <text:p>0.8816</text:p>
          </table:table-cell>
          <table:table-cell table:number-columns-repeated="1017"/>
        </table:table-row>
        <table:table-row table:style-name="ro2">
          <table:table-cell table:style-name="ce6" office:value-type="float" office:value="3.6" calcext:value-type="float">
            <text:p>3.6</text:p>
          </table:table-cell>
          <table:table-cell table:style-name="ce10" office:value-type="float" office:value="0.9896" calcext:value-type="float">
            <text:p>0.9896</text:p>
          </table:table-cell>
          <table:table-cell table:style-name="ce10" office:value-type="float" office:value="0.9786" calcext:value-type="float">
            <text:p>0.9786</text:p>
          </table:table-cell>
          <table:table-cell table:style-name="ce10" office:value-type="float" office:value="0.9635" calcext:value-type="float">
            <text:p>0.9635</text:p>
          </table:table-cell>
          <table:table-cell table:style-name="ce10" office:value-type="float" office:value="0.9442" calcext:value-type="float">
            <text:p>0.9442</text:p>
          </table:table-cell>
          <table:table-cell table:style-name="ce10" office:value-type="float" office:value="0.9198" calcext:value-type="float">
            <text:p>0.9198</text:p>
          </table:table-cell>
          <table:table-cell table:style-name="ce10" office:value-type="float" office:value="0.8865" calcext:value-type="float">
            <text:p>0.8865</text:p>
          </table:table-cell>
          <table:table-cell table:number-columns-repeated="1017"/>
        </table:table-row>
        <table:table-row table:style-name="ro2">
          <table:table-cell table:style-name="ce6" office:value-type="float" office:value="3.8" calcext:value-type="float">
            <text:p>3.8</text:p>
          </table:table-cell>
          <table:table-cell table:style-name="ce10" office:value-type="float" office:value="0.9873" calcext:value-type="float">
            <text:p>0.9873</text:p>
          </table:table-cell>
          <table:table-cell table:style-name="ce10" office:value-type="float" office:value="0.9764" calcext:value-type="float">
            <text:p>0.9764</text:p>
          </table:table-cell>
          <table:table-cell table:style-name="ce10" office:value-type="float" office:value="0.9621" calcext:value-type="float">
            <text:p>0.9621</text:p>
          </table:table-cell>
          <table:table-cell table:style-name="ce10" office:value-type="float" office:value="0.9442" calcext:value-type="float">
            <text:p>0.9442</text:p>
          </table:table-cell>
          <table:table-cell table:style-name="ce10" office:value-type="float" office:value="0.9217" calcext:value-type="float">
            <text:p>0.9217</text:p>
          </table:table-cell>
          <table:table-cell table:style-name="ce10" office:value-type="float" office:value="0.8909" calcext:value-type="float">
            <text:p>0.8909</text:p>
          </table:table-cell>
          <table:table-cell table:number-columns-repeated="101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0" office:value-type="float" office:value="0.9845" calcext:value-type="float">
            <text:p>0.9845</text:p>
          </table:table-cell>
          <table:table-cell table:style-name="ce10" office:value-type="float" office:value="0.9741" calcext:value-type="float">
            <text:p>0.9741</text:p>
          </table:table-cell>
          <table:table-cell table:style-name="ce10" office:value-type="float" office:value="0.9608" calcext:value-type="float">
            <text:p>0.9608</text:p>
          </table:table-cell>
          <table:table-cell table:style-name="ce10" office:value-type="float" office:value="0.9442" calcext:value-type="float">
            <text:p>0.9442</text:p>
          </table:table-cell>
          <table:table-cell table:style-name="ce10" office:value-type="float" office:value="0.9234" calcext:value-type="float">
            <text:p>0.9234</text:p>
          </table:table-cell>
          <table:table-cell table:style-name="ce10" office:value-type="float" office:value="0.8948" calcext:value-type="float">
            <text:p>0.8948</text:p>
          </table:table-cell>
          <table:table-cell table:number-columns-repeated="1017"/>
        </table:table-row>
        <table:table-row table:style-name="ro2">
          <table:table-cell table:style-name="ce6" office:value-type="float" office:value="4.2" calcext:value-type="float">
            <text:p>4.2</text:p>
          </table:table-cell>
          <table:table-cell table:style-name="ce10" office:value-type="float" office:value="0.9814" calcext:value-type="float">
            <text:p>0.9814</text:p>
          </table:table-cell>
          <table:table-cell table:style-name="ce10" office:value-type="float" office:value="0.9717" calcext:value-type="float">
            <text:p>0.9717</text:p>
          </table:table-cell>
          <table:table-cell table:style-name="ce10" office:value-type="float" office:value="0.9595" calcext:value-type="float">
            <text:p>0.9595</text:p>
          </table:table-cell>
          <table:table-cell table:style-name="ce10" office:value-type="float" office:value="0.9442" calcext:value-type="float">
            <text:p>0.9442</text:p>
          </table:table-cell>
          <table:table-cell table:style-name="ce10" office:value-type="float" office:value="0.9249" calcext:value-type="float">
            <text:p>0.9249</text:p>
          </table:table-cell>
          <table:table-cell table:style-name="ce10" office:value-type="float" office:value="0.8984" calcext:value-type="float">
            <text:p>0.8984</text:p>
          </table:table-cell>
          <table:table-cell table:number-columns-repeated="1017"/>
        </table:table-row>
        <table:table-row table:style-name="ro2">
          <table:table-cell table:style-name="ce6" office:value-type="float" office:value="4.4" calcext:value-type="float">
            <text:p>4.4</text:p>
          </table:table-cell>
          <table:table-cell table:style-name="ce10" office:value-type="float" office:value="0.9781" calcext:value-type="float">
            <text:p>0.9781</text:p>
          </table:table-cell>
          <table:table-cell table:style-name="ce10" office:value-type="float" office:value="0.9694" calcext:value-type="float">
            <text:p>0.9694</text:p>
          </table:table-cell>
          <table:table-cell table:style-name="ce10" office:value-type="float" office:value="0.9582" calcext:value-type="float">
            <text:p>0.9582</text:p>
          </table:table-cell>
          <table:table-cell table:style-name="ce10" office:value-type="float" office:value="0.9441" calcext:value-type="float">
            <text:p>0.9441</text:p>
          </table:table-cell>
          <table:table-cell table:style-name="ce10" office:value-type="float" office:value="0.9263" calcext:value-type="float">
            <text:p>0.9263</text:p>
          </table:table-cell>
          <table:table-cell table:style-name="ce10" office:value-type="float" office:value="0.9016" calcext:value-type="float">
            <text:p>0.9016</text:p>
          </table:table-cell>
          <table:table-cell table:number-columns-repeated="1017"/>
        </table:table-row>
        <table:table-row table:style-name="ro2">
          <table:table-cell table:style-name="ce6" office:value-type="float" office:value="4.6" calcext:value-type="float">
            <text:p>4.6</text:p>
          </table:table-cell>
          <table:table-cell table:style-name="ce10" office:value-type="float" office:value="0.9749" calcext:value-type="float">
            <text:p>0.9749</text:p>
          </table:table-cell>
          <table:table-cell table:style-name="ce10" office:value-type="float" office:value="0.9672" calcext:value-type="float">
            <text:p>0.9672</text:p>
          </table:table-cell>
          <table:table-cell table:style-name="ce10" office:value-type="float" office:value="0.957" calcext:value-type="float">
            <text:p>0.9570</text:p>
          </table:table-cell>
          <table:table-cell table:style-name="ce10" office:value-type="float" office:value="0.944" calcext:value-type="float">
            <text:p>0.9440</text:p>
          </table:table-cell>
          <table:table-cell table:style-name="ce10" office:value-type="float" office:value="0.9275" calcext:value-type="float">
            <text:p>0.9275</text:p>
          </table:table-cell>
          <table:table-cell table:style-name="ce10" office:value-type="float" office:value="0.9045" calcext:value-type="float">
            <text:p>0.9045</text:p>
          </table:table-cell>
          <table:table-cell table:number-columns-repeated="1017"/>
        </table:table-row>
        <table:table-row table:style-name="ro2">
          <table:table-cell table:style-name="ce6" office:value-type="float" office:value="4.8" calcext:value-type="float">
            <text:p>4.8</text:p>
          </table:table-cell>
          <table:table-cell table:style-name="ce10" office:value-type="float" office:value="0.9719" calcext:value-type="float">
            <text:p>0.9719</text:p>
          </table:table-cell>
          <table:table-cell table:style-name="ce10" office:value-type="float" office:value="0.9651" calcext:value-type="float">
            <text:p>0.9651</text:p>
          </table:table-cell>
          <table:table-cell table:style-name="ce10" office:value-type="float" office:value="0.9558" calcext:value-type="float">
            <text:p>0.9558</text:p>
          </table:table-cell>
          <table:table-cell table:style-name="ce10" office:value-type="float" office:value="0.9439" calcext:value-type="float">
            <text:p>0.9439</text:p>
          </table:table-cell>
          <table:table-cell table:style-name="ce10" office:value-type="float" office:value="0.9286" calcext:value-type="float">
            <text:p>0.9286</text:p>
          </table:table-cell>
          <table:table-cell table:style-name="ce10" office:value-type="float" office:value="0.9071" calcext:value-type="float">
            <text:p>0.9071</text:p>
          </table:table-cell>
          <table:table-cell table:number-columns-repeated="1017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0" office:value-type="float" office:value="0.9691" calcext:value-type="float">
            <text:p>0.9691</text:p>
          </table:table-cell>
          <table:table-cell table:style-name="ce10" office:value-type="float" office:value="0.9631" calcext:value-type="float">
            <text:p>0.9631</text:p>
          </table:table-cell>
          <table:table-cell table:style-name="ce10" office:value-type="float" office:value="0.9547" calcext:value-type="float">
            <text:p>0.9547</text:p>
          </table:table-cell>
          <table:table-cell table:style-name="ce10" office:value-type="float" office:value="0.9438" calcext:value-type="float">
            <text:p>0.9438</text:p>
          </table:table-cell>
          <table:table-cell table:style-name="ce10" office:value-type="float" office:value="0.9296" calcext:value-type="float">
            <text:p>0.9296</text:p>
          </table:table-cell>
          <table:table-cell table:style-name="ce10" office:value-type="float" office:value="0.9094" calcext:value-type="float">
            <text:p>0.9094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5  T2" table:style-name="ta1">
        <table:table-column table:style-name="co1" table:number-columns-repeated="9" table:default-cell-style-name="ce9"/>
        <table:table-column table:style-name="co3" table:number-columns-repeated="22" table:default-cell-style-name="ce9"/>
        <table:table-column table:style-name="co1" table:number-columns-repeated="993" table:default-cell-style-name="ce9"/>
        <table:table-row table:style-name="ro2">
          <table:table-cell table:style-name="ce6"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.0924" calcext:value-type="float">
            <text:p>2.0924</text:p>
          </table:table-cell>
          <table:table-cell table:number-columns-repeated="101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float" office:value="2.2326" calcext:value-type="float">
            <text:p>2.2326</text:p>
          </table:table-cell>
          <table:table-cell office:value-type="float" office:value="2.1828" calcext:value-type="float">
            <text:p>2.1828</text:p>
          </table:table-cell>
          <table:table-cell office:value-type="float" office:value="2.1233" calcext:value-type="float">
            <text:p>2.1233</text:p>
          </table:table-cell>
          <table:table-cell office:value-type="float" office:value="2.0558" calcext:value-type="float">
            <text:p>2.0558</text:p>
          </table:table-cell>
          <table:table-cell office:value-type="float" office:value="1.9787" calcext:value-type="float">
            <text:p>1.9787</text:p>
          </table:table-cell>
          <table:table-cell office:value-type="float" office:value="1.7616" calcext:value-type="float">
            <text:p>1.7616</text:p>
          </table:table-cell>
          <table:table-cell table:number-columns-repeated="1017"/>
        </table:table-row>
        <table:table-row table:style-name="ro2">
          <table:table-cell table:style-name="ce6" office:value-type="float" office:value="1.2" calcext:value-type="float">
            <text:p>1.2</text:p>
          </table:table-cell>
          <table:table-cell office:value-type="string" calcext:value-type="string">
            <text:p><text:s/></text:p>
          </table:table-cell>
          <table:table-cell office:value-type="float" office:value="1.8463" calcext:value-type="float">
            <text:p>1.8463</text:p>
          </table:table-cell>
          <table:table-cell office:value-type="float" office:value="1.8024" calcext:value-type="float">
            <text:p>1.8024</text:p>
          </table:table-cell>
          <table:table-cell office:value-type="float" office:value="1.7557" calcext:value-type="float">
            <text:p>1.7557</text:p>
          </table:table-cell>
          <table:table-cell office:value-type="float" office:value="1.7073" calcext:value-type="float">
            <text:p>1.7073</text:p>
          </table:table-cell>
          <table:table-cell office:value-type="float" office:value="1.5549" calcext:value-type="float">
            <text:p>1.5549</text:p>
          </table:table-cell>
          <table:table-cell table:number-columns-repeated="1017"/>
        </table:table-row>
        <table:table-row table:style-name="ro2">
          <table:table-cell table:style-name="ce6" office:value-type="float" office:value="1.4" calcext:value-type="float">
            <text:p>1.4</text:p>
          </table:table-cell>
          <table:table-cell office:value-type="float" office:value="1.6484" calcext:value-type="float">
            <text:p>1.6484</text:p>
          </table:table-cell>
          <table:table-cell office:value-type="float" office:value="1.6192" calcext:value-type="float">
            <text:p>1.6192</text:p>
          </table:table-cell>
          <table:table-cell office:value-type="float" office:value="1.587" calcext:value-type="float">
            <text:p>1.5870</text:p>
          </table:table-cell>
          <table:table-cell office:value-type="float" office:value="1.5556" calcext:value-type="float">
            <text:p>1.5556</text:p>
          </table:table-cell>
          <table:table-cell office:value-type="float" office:value="1.5273" calcext:value-type="float">
            <text:p>1.5273</text:p>
          </table:table-cell>
          <table:table-cell office:value-type="float" office:value="1.4165" calcext:value-type="float">
            <text:p>1.4165</text:p>
          </table:table-cell>
          <table:table-cell table:number-columns-repeated="1017"/>
        </table:table-row>
        <table:table-row table:style-name="ro2">
          <table:table-cell table:style-name="ce6" office:value-type="float" office:value="1.6" calcext:value-type="float">
            <text:p>1.6</text:p>
          </table:table-cell>
          <table:table-cell office:value-type="float" office:value="1.4825" calcext:value-type="float">
            <text:p>1.4825</text:p>
          </table:table-cell>
          <table:table-cell office:value-type="float" office:value="1.4602" calcext:value-type="float">
            <text:p>1.4602</text:p>
          </table:table-cell>
          <table:table-cell office:value-type="float" office:value="1.4372" calcext:value-type="float">
            <text:p>1.4372</text:p>
          </table:table-cell>
          <table:table-cell office:value-type="float" office:value="1.4173" calcext:value-type="float">
            <text:p>1.4173</text:p>
          </table:table-cell>
          <table:table-cell office:value-type="float" office:value="1.4031" calcext:value-type="float">
            <text:p>1.4031</text:p>
          </table:table-cell>
          <table:table-cell office:value-type="float" office:value="1.3195" calcext:value-type="float">
            <text:p>1.3195</text:p>
          </table:table-cell>
          <table:table-cell table:number-columns-repeated="1017"/>
        </table:table-row>
        <table:table-row table:style-name="ro2">
          <table:table-cell table:style-name="ce6" office:value-type="float" office:value="1.8" calcext:value-type="float">
            <text:p>1.8</text:p>
          </table:table-cell>
          <table:table-cell office:value-type="float" office:value="1.3628" calcext:value-type="float">
            <text:p>1.3628</text:p>
          </table:table-cell>
          <table:table-cell office:value-type="float" office:value="1.346" calcext:value-type="float">
            <text:p>1.3460</text:p>
          </table:table-cell>
          <table:table-cell office:value-type="float" office:value="1.3302" calcext:value-type="float">
            <text:p>1.3302</text:p>
          </table:table-cell>
          <table:table-cell office:value-type="float" office:value="1.3193" calcext:value-type="float">
            <text:p>1.3193</text:p>
          </table:table-cell>
          <table:table-cell office:value-type="float" office:value="1.315" calcext:value-type="float">
            <text:p>1.3150</text:p>
          </table:table-cell>
          <table:table-cell office:value-type="float" office:value="1.249" calcext:value-type="float">
            <text:p>1.2490</text:p>
          </table:table-cell>
          <table:table-cell table:number-columns-repeated="101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office:value-type="float" office:value="1.2747" calcext:value-type="float">
            <text:p>1.2747</text:p>
          </table:table-cell>
          <table:table-cell office:value-type="float" office:value="1.2624" calcext:value-type="float">
            <text:p>1.2624</text:p>
          </table:table-cell>
          <table:table-cell office:value-type="float" office:value="1.2524" calcext:value-type="float">
            <text:p>1.2524</text:p>
          </table:table-cell>
          <table:table-cell office:value-type="float" office:value="1.2482" calcext:value-type="float">
            <text:p>1.2482</text:p>
          </table:table-cell>
          <table:table-cell office:value-type="float" office:value="1.2507" calcext:value-type="float">
            <text:p>1.2507</text:p>
          </table:table-cell>
          <table:table-cell office:value-type="float" office:value="1.1962" calcext:value-type="float">
            <text:p>1.1962</text:p>
          </table:table-cell>
          <table:table-cell table:number-columns-repeated="1017"/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office:value-type="float" office:value="1.2088" calcext:value-type="float">
            <text:p>1.2088</text:p>
          </table:table-cell>
          <table:table-cell office:value-type="float" office:value="1.2002" calcext:value-type="float">
            <text:p>1.2002</text:p>
          </table:table-cell>
          <table:table-cell office:value-type="float" office:value="1.1949" calcext:value-type="float">
            <text:p>1.1949</text:p>
          </table:table-cell>
          <table:table-cell office:value-type="float" office:value="1.1958" calcext:value-type="float">
            <text:p>1.1958</text:p>
          </table:table-cell>
          <table:table-cell office:value-type="float" office:value="1.2029" calcext:value-type="float">
            <text:p>1.2029</text:p>
          </table:table-cell>
          <table:table-cell office:value-type="float" office:value="1.1557" calcext:value-type="float">
            <text:p>1.1557</text:p>
          </table:table-cell>
          <table:table-cell table:number-columns-repeated="1017"/>
        </table:table-row>
        <table:table-row table:style-name="ro2">
          <table:table-cell table:style-name="ce6" office:value-type="float" office:value="2.4" calcext:value-type="float">
            <text:p>2.4</text:p>
          </table:table-cell>
          <table:table-cell office:value-type="float" office:value="1.1589" calcext:value-type="float">
            <text:p>1.1589</text:p>
          </table:table-cell>
          <table:table-cell office:value-type="float" office:value="1.1534" calcext:value-type="float">
            <text:p>1.1534</text:p>
          </table:table-cell>
          <table:table-cell office:value-type="float" office:value="1.152" calcext:value-type="float">
            <text:p>1.1520</text:p>
          </table:table-cell>
          <table:table-cell office:value-type="float" office:value="1.1566" calcext:value-type="float">
            <text:p>1.1566</text:p>
          </table:table-cell>
          <table:table-cell office:value-type="float" office:value="1.1666" calcext:value-type="float">
            <text:p>1.1666</text:p>
          </table:table-cell>
          <table:table-cell office:value-type="float" office:value="1.1238" calcext:value-type="float">
            <text:p>1.1238</text:p>
          </table:table-cell>
          <table:table-cell table:number-columns-repeated="1017"/>
        </table:table-row>
        <table:table-row table:style-name="ro2">
          <table:table-cell table:style-name="ce6" office:value-type="float" office:value="2.6" calcext:value-type="float">
            <text:p>2.6</text:p>
          </table:table-cell>
          <table:table-cell office:value-type="float" office:value="1.1207" calcext:value-type="float">
            <text:p>1.1207</text:p>
          </table:table-cell>
          <table:table-cell office:value-type="float" office:value="1.1179" calcext:value-type="float">
            <text:p>1.1179</text:p>
          </table:table-cell>
          <table:table-cell office:value-type="float" office:value="1.1195" calcext:value-type="float">
            <text:p>1.1195</text:p>
          </table:table-cell>
          <table:table-cell office:value-type="float" office:value="1.1268" calcext:value-type="float">
            <text:p>1.1268</text:p>
          </table:table-cell>
          <table:table-cell office:value-type="float" office:value="1.1385" calcext:value-type="float">
            <text:p>1.1385</text:p>
          </table:table-cell>
          <table:table-cell office:value-type="float" office:value="1.0984" calcext:value-type="float">
            <text:p>1.0984</text:p>
          </table:table-cell>
          <table:table-cell table:number-columns-repeated="1017"/>
        </table:table-row>
        <table:table-row table:style-name="ro2">
          <table:table-cell table:style-name="ce6" office:value-type="float" office:value="2.8" calcext:value-type="float">
            <text:p>2.8</text:p>
          </table:table-cell>
          <table:table-cell office:value-type="float" office:value="1.0912" calcext:value-type="float">
            <text:p>1.0912</text:p>
          </table:table-cell>
          <table:table-cell office:value-type="float" office:value="1.0907" calcext:value-type="float">
            <text:p>1.0907</text:p>
          </table:table-cell>
          <table:table-cell office:value-type="float" office:value="1.0947" calcext:value-type="float">
            <text:p>1.0947</text:p>
          </table:table-cell>
          <table:table-cell office:value-type="float" office:value="1.1038" calcext:value-type="float">
            <text:p>1.1038</text:p>
          </table:table-cell>
          <table:table-cell office:value-type="float" office:value="1.1165" calcext:value-type="float">
            <text:p>1.1165</text:p>
          </table:table-cell>
          <table:table-cell office:value-type="float" office:value="1.0778" calcext:value-type="float">
            <text:p>1.0778</text:p>
          </table:table-cell>
          <table:table-cell table:number-columns-repeated="101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office:value-type="float" office:value="1.0683" calcext:value-type="float">
            <text:p>1.0683</text:p>
          </table:table-cell>
          <table:table-cell office:value-type="float" office:value="1.0698" calcext:value-type="float">
            <text:p>1.0698</text:p>
          </table:table-cell>
          <table:table-cell office:value-type="float" office:value="1.0757" calcext:value-type="float">
            <text:p>1.0757</text:p>
          </table:table-cell>
          <table:table-cell office:value-type="float" office:value="1.0859" calcext:value-type="float">
            <text:p>1.0859</text:p>
          </table:table-cell>
          <table:table-cell office:value-type="float" office:value="1.0989" calcext:value-type="float">
            <text:p>1.0989</text:p>
          </table:table-cell>
          <table:table-cell office:value-type="float" office:value="1.0608" calcext:value-type="float">
            <text:p>1.0608</text:p>
          </table:table-cell>
          <table:table-cell table:number-columns-repeated="1017"/>
        </table:table-row>
        <table:table-row table:style-name="ro2">
          <table:table-cell table:style-name="ce6" office:value-type="float" office:value="3.2" calcext:value-type="float">
            <text:p>3.2</text:p>
          </table:table-cell>
          <table:table-cell office:value-type="float" office:value="1.0505" calcext:value-type="float">
            <text:p>1.0505</text:p>
          </table:table-cell>
          <table:table-cell office:value-type="float" office:value="1.0537" calcext:value-type="float">
            <text:p>1.0537</text:p>
          </table:table-cell>
          <table:table-cell office:value-type="float" office:value="1.061" calcext:value-type="float">
            <text:p>1.0610</text:p>
          </table:table-cell>
          <table:table-cell office:value-type="float" office:value="1.0718" calcext:value-type="float">
            <text:p>1.0718</text:p>
          </table:table-cell>
          <table:table-cell office:value-type="float" office:value="1.0846" calcext:value-type="float">
            <text:p>1.0846</text:p>
          </table:table-cell>
          <table:table-cell office:value-type="float" office:value="1.0467" calcext:value-type="float">
            <text:p>1.0467</text:p>
          </table:table-cell>
          <table:table-cell table:number-columns-repeated="1017"/>
        </table:table-row>
        <table:table-row table:style-name="ro2">
          <table:table-cell table:style-name="ce6" office:value-type="float" office:value="3.4" calcext:value-type="float">
            <text:p>3.4</text:p>
          </table:table-cell>
          <table:table-cell office:value-type="float" office:value="1.0367" calcext:value-type="float">
            <text:p>1.0367</text:p>
          </table:table-cell>
          <table:table-cell office:value-type="float" office:value="1.0414" calcext:value-type="float">
            <text:p>1.0414</text:p>
          </table:table-cell>
          <table:table-cell office:value-type="float" office:value="1.0495" calcext:value-type="float">
            <text:p>1.0495</text:p>
          </table:table-cell>
          <table:table-cell office:value-type="float" office:value="1.0606" calcext:value-type="float">
            <text:p>1.0606</text:p>
          </table:table-cell>
          <table:table-cell office:value-type="float" office:value="1.073" calcext:value-type="float">
            <text:p>1.0730</text:p>
          </table:table-cell>
          <table:table-cell office:value-type="float" office:value="1.0348" calcext:value-type="float">
            <text:p>1.0348</text:p>
          </table:table-cell>
          <table:table-cell table:number-columns-repeated="1017"/>
        </table:table-row>
        <table:table-row table:style-name="ro2">
          <table:table-cell table:style-name="ce6" office:value-type="float" office:value="3.6" calcext:value-type="float">
            <text:p>3.6</text:p>
          </table:table-cell>
          <table:table-cell office:value-type="float" office:value="1.0262" calcext:value-type="float">
            <text:p>1.0262</text:p>
          </table:table-cell>
          <table:table-cell office:value-type="float" office:value="1.0321" calcext:value-type="float">
            <text:p>1.0321</text:p>
          </table:table-cell>
          <table:table-cell office:value-type="float" office:value="1.0406" calcext:value-type="float">
            <text:p>1.0406</text:p>
          </table:table-cell>
          <table:table-cell office:value-type="float" office:value="1.0515" calcext:value-type="float">
            <text:p>1.0515</text:p>
          </table:table-cell>
          <table:table-cell office:value-type="float" office:value="1.0633" calcext:value-type="float">
            <text:p>1.0633</text:p>
          </table:table-cell>
          <table:table-cell office:value-type="float" office:value="1.0247" calcext:value-type="float">
            <text:p>1.0247</text:p>
          </table:table-cell>
          <table:table-cell table:number-columns-repeated="1017"/>
        </table:table-row>
        <table:table-row table:style-name="ro2">
          <table:table-cell table:style-name="ce6" office:value-type="float" office:value="3.8" calcext:value-type="float">
            <text:p>3.8</text:p>
          </table:table-cell>
          <table:table-cell office:value-type="float" office:value="1.0185" calcext:value-type="float">
            <text:p>1.0185</text:p>
          </table:table-cell>
          <table:table-cell office:value-type="float" office:value="1.025" calcext:value-type="float">
            <text:p>1.0250</text:p>
          </table:table-cell>
          <table:table-cell office:value-type="float" office:value="1.0335" calcext:value-type="float">
            <text:p>1.0335</text:p>
          </table:table-cell>
          <table:table-cell office:value-type="float" office:value="1.0441" calcext:value-type="float">
            <text:p>1.0441</text:p>
          </table:table-cell>
          <table:table-cell office:value-type="float" office:value="1.0551" calcext:value-type="float">
            <text:p>1.0551</text:p>
          </table:table-cell>
          <table:table-cell office:value-type="float" office:value="1.016" calcext:value-type="float">
            <text:p>1.0160</text:p>
          </table:table-cell>
          <table:table-cell table:number-columns-repeated="101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office:value-type="float" office:value="1.0131" calcext:value-type="float">
            <text:p>1.0131</text:p>
          </table:table-cell>
          <table:table-cell office:value-type="float" office:value="1.0197" calcext:value-type="float">
            <text:p>1.0197</text:p>
          </table:table-cell>
          <table:table-cell office:value-type="float" office:value="1.028" calcext:value-type="float">
            <text:p>1.0280</text:p>
          </table:table-cell>
          <table:table-cell office:value-type="float" office:value="1.038" calcext:value-type="float">
            <text:p>1.0380</text:p>
          </table:table-cell>
          <table:table-cell office:value-type="float" office:value="1.0483" calcext:value-type="float">
            <text:p>1.0483</text:p>
          </table:table-cell>
          <table:table-cell office:value-type="float" office:value="1.0084" calcext:value-type="float">
            <text:p>1.0084</text:p>
          </table:table-cell>
          <table:table-cell table:number-columns-repeated="1017"/>
        </table:table-row>
        <table:table-row table:style-name="ro2">
          <table:table-cell table:style-name="ce6" office:value-type="float" office:value="4.2" calcext:value-type="float">
            <text:p>4.2</text:p>
          </table:table-cell>
          <table:table-cell office:value-type="float" office:value="1.0095" calcext:value-type="float">
            <text:p>1.0095</text:p>
          </table:table-cell>
          <table:table-cell office:value-type="float" office:value="1.0157" calcext:value-type="float">
            <text:p>1.0157</text:p>
          </table:table-cell>
          <table:table-cell office:value-type="float" office:value="1.0235" calcext:value-type="float">
            <text:p>1.0235</text:p>
          </table:table-cell>
          <table:table-cell office:value-type="float" office:value="1.033" calcext:value-type="float">
            <text:p>1.0330</text:p>
          </table:table-cell>
          <table:table-cell office:value-type="float" office:value="1.0424" calcext:value-type="float">
            <text:p>1.0424</text:p>
          </table:table-cell>
          <table:table-cell office:value-type="float" office:value="1.0018" calcext:value-type="float">
            <text:p>1.0018</text:p>
          </table:table-cell>
          <table:table-cell/>
          <table:table-cell table:style-name="ce11" table:number-columns-repeated="23"/>
          <table:table-cell table:number-columns-repeated="993"/>
        </table:table-row>
        <table:table-row table:style-name="ro2">
          <table:table-cell table:style-name="ce6" office:value-type="float" office:value="4.4" calcext:value-type="float">
            <text:p>4.4</text:p>
          </table:table-cell>
          <table:table-cell office:value-type="float" office:value="1.0071" calcext:value-type="float">
            <text:p>1.0071</text:p>
          </table:table-cell>
          <table:table-cell office:value-type="float" office:value="1.0127" calcext:value-type="float">
            <text:p>1.0127</text:p>
          </table:table-cell>
          <table:table-cell office:value-type="float" office:value="1.0199" calcext:value-type="float">
            <text:p>1.0199</text:p>
          </table:table-cell>
          <table:table-cell office:value-type="float" office:value="1.0287" calcext:value-type="float">
            <text:p>1.0287</text:p>
          </table:table-cell>
          <table:table-cell office:value-type="float" office:value="1.0373" calcext:value-type="float">
            <text:p>1.0373</text:p>
          </table:table-cell>
          <table:table-cell office:value-type="float" office:value="0.9959" calcext:value-type="float">
            <text:p>0.9959</text:p>
          </table:table-cell>
          <table:table-cell/>
          <table:table-cell table:style-name="ce11" table:number-columns-repeated="23"/>
          <table:table-cell table:number-columns-repeated="993"/>
        </table:table-row>
        <table:table-row table:style-name="ro2">
          <table:table-cell table:style-name="ce6" office:value-type="float" office:value="4.6" calcext:value-type="float">
            <text:p>4.6</text:p>
          </table:table-cell>
          <table:table-cell office:value-type="float" office:value="1.0054" calcext:value-type="float">
            <text:p>1.0054</text:p>
          </table:table-cell>
          <table:table-cell office:value-type="float" office:value="1.0104" calcext:value-type="float">
            <text:p>1.0104</text:p>
          </table:table-cell>
          <table:table-cell office:value-type="float" office:value="1.017" calcext:value-type="float">
            <text:p>1.0170</text:p>
          </table:table-cell>
          <table:table-cell office:value-type="float" office:value="1.0252" calcext:value-type="float">
            <text:p>1.0252</text:p>
          </table:table-cell>
          <table:table-cell office:value-type="float" office:value="1.0328" calcext:value-type="float">
            <text:p>1.0328</text:p>
          </table:table-cell>
          <table:table-cell office:value-type="float" office:value="0.9905" calcext:value-type="float">
            <text:p>0.9905</text:p>
          </table:table-cell>
          <table:table-cell/>
          <table:table-cell table:style-name="ce11" table:number-columns-repeated="23"/>
          <table:table-cell table:number-columns-repeated="993"/>
        </table:table-row>
        <table:table-row table:style-name="ro2">
          <table:table-cell table:style-name="ce6" office:value-type="float" office:value="4.8" calcext:value-type="float">
            <text:p>4.8</text:p>
          </table:table-cell>
          <table:table-cell office:value-type="float" office:value="1.0043" calcext:value-type="float">
            <text:p>1.0043</text:p>
          </table:table-cell>
          <table:table-cell office:value-type="float" office:value="1.0086" calcext:value-type="float">
            <text:p>1.0086</text:p>
          </table:table-cell>
          <table:table-cell office:value-type="float" office:value="1.0147" calcext:value-type="float">
            <text:p>1.0147</text:p>
          </table:table-cell>
          <table:table-cell office:value-type="float" office:value="1.0222" calcext:value-type="float">
            <text:p>1.0222</text:p>
          </table:table-cell>
          <table:table-cell office:value-type="float" office:value="1.0288" calcext:value-type="float">
            <text:p>1.0288</text:p>
          </table:table-cell>
          <table:table-cell office:value-type="float" office:value="0.9856" calcext:value-type="float">
            <text:p>0.9856</text:p>
          </table:table-cell>
          <table:table-cell/>
          <table:table-cell table:style-name="ce11" table:number-columns-repeated="23"/>
          <table:table-cell table:number-columns-repeated="993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office:value-type="float" office:value="1.0035" calcext:value-type="float">
            <text:p>1.0035</text:p>
          </table:table-cell>
          <table:table-cell office:value-type="float" office:value="1.0073" calcext:value-type="float">
            <text:p>1.0073</text:p>
          </table:table-cell>
          <table:table-cell office:value-type="float" office:value="1.0127" calcext:value-type="float">
            <text:p>1.0127</text:p>
          </table:table-cell>
          <table:table-cell office:value-type="float" office:value="1.0196" calcext:value-type="float">
            <text:p>1.0196</text:p>
          </table:table-cell>
          <table:table-cell office:value-type="float" office:value="1.0253" calcext:value-type="float">
            <text:p>1.0253</text:p>
          </table:table-cell>
          <table:table-cell office:value-type="float" office:value="0.981" calcext:value-type="float">
            <text:p>0.9810</text:p>
          </table:table-cell>
          <table:table-cell/>
          <table:table-cell table:style-name="ce11" table:number-columns-repeated="23"/>
          <table:table-cell table:number-columns-repeated="993"/>
        </table:table-row>
        <table:table-row table:style-name="ro1" table:number-rows-repeated="13">
          <table:table-cell table:number-columns-repeated="8"/>
          <table:table-cell table:style-name="ce11" table:number-columns-repeated="23"/>
          <table:table-cell table:number-columns-repeated="99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6  B1xy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7  B2xy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 number:title="User-defined">
      <number:number number:decimal-places="1" loext:min-decimal-places="1" number:min-integer-digits="1"/>
    </number:number-style>
    <number:number-style style:name="N113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/00/0000</text:date>, <text:time style:data-style-name="N2" text:time-value="15:21:52.707601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dbrizard </meta:initial-creator>
    <meta:creation-date>2022-07-07T08:35:59.109045834</meta:creation-date>
    <dc:date>2022-09-23T15:30:58.987793470</dc:date>
    <dc:creator>dbrizard </dc:creator>
    <meta:editing-duration>PT33M6S</meta:editing-duration>
    <meta:editing-cycles>8</meta:editing-cycles>
    <meta:generator>LibreOffice/6.4.7.2$Linux_X86_64 LibreOffice_project/40$Build-2</meta:generator>
    <meta:document-statistic meta:table-count="6" meta:cell-count="699" meta:object-count="0"/>
  </office:meta>
</office:document-meta>
</file>